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Helvetica" svg:font-family="Helvetica" style:font-family-generic="swiss"/>
    <style:font-face style:name="Lucida Sans1" svg:font-family="'Lucida Sans'" style:font-family-generic="swiss"/>
    <style:font-face style:name="Cambria1" svg:font-family="Cambria" style:font-family-generic="roman" style:font-pitch="variable"/>
    <style:font-face style:name="Cambria" svg:font-family="Cambria" style:font-adornments="Bold" style:font-family-generic="roman" style:font-pitch="variable"/>
    <style:font-face style:name="Cambria2" svg:font-family="Cambria" style:font-adornments="Regula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text-properties style:font-name="Cambria1"/>
    </style:style>
    <style:style style:name="P5" style:family="paragraph" style:parent-style-name="Footnote">
      <style:text-properties officeooo:rsid="00c499fb" officeooo:paragraph-rsid="00c499fb"/>
    </style:style>
    <style:style style:name="P6" style:family="paragraph" style:parent-style-name="Footnote">
      <style:paragraph-properties fo:margin-left="0in" fo:margin-right="0in" fo:text-indent="0in" style:auto-text-indent="false"/>
    </style:style>
    <style:style style:name="P7" style:family="paragraph" style:parent-style-name="Heading_20_1">
      <style:paragraph-properties fo:line-height="130%"/>
    </style:style>
    <style:style style:name="P8" style:family="paragraph" style:parent-style-name="Heading_20_1">
      <style:paragraph-properties fo:line-height="130%"/>
      <style:text-properties officeooo:paragraph-rsid="00dc0249"/>
    </style:style>
    <style:style style:name="P9" style:family="paragraph" style:parent-style-name="Heading_20_2">
      <style:paragraph-properties fo:line-height="130%"/>
      <style:text-properties officeooo:rsid="0030b6ad" officeooo:paragraph-rsid="0030b6ad"/>
    </style:style>
    <style:style style:name="P10" style:family="paragraph" style:parent-style-name="Heading_20_2">
      <style:paragraph-properties fo:line-height="130%"/>
      <style:text-properties fo:background-color="transparent"/>
    </style:style>
    <style:style style:name="P11" style:family="paragraph" style:parent-style-name="Heading_20_2">
      <style:paragraph-properties fo:line-height="130%"/>
    </style:style>
    <style:style style:name="P12" style:family="paragraph" style:parent-style-name="Heading_20_2">
      <style:paragraph-properties fo:line-height="130%"/>
      <style:text-properties officeooo:paragraph-rsid="006cbcfc"/>
    </style:style>
    <style:style style:name="P13" style:family="paragraph" style:parent-style-name="Heading_20_2">
      <style:paragraph-properties fo:line-height="130%"/>
      <style:text-properties officeooo:paragraph-rsid="002e3d74"/>
    </style:style>
    <style:style style:name="P14" style:family="paragraph" style:parent-style-name="Heading_20_2">
      <style:paragraph-properties fo:line-height="130%"/>
      <style:text-properties officeooo:paragraph-rsid="0030b6ad"/>
    </style:style>
    <style:style style:name="P15" style:family="paragraph" style:parent-style-name="Heading_20_3">
      <style:paragraph-properties fo:line-height="130%"/>
    </style:style>
    <style:style style:name="P16" style:family="paragraph" style:parent-style-name="Standard">
      <style:paragraph-properties fo:line-height="130%"/>
    </style:style>
    <style:style style:name="P17" style:family="paragraph" style:parent-style-name="Standard">
      <style:paragraph-properties fo:line-height="130%"/>
      <style:text-properties officeooo:paragraph-rsid="005060c1"/>
    </style:style>
    <style:style style:name="P18" style:family="paragraph" style:parent-style-name="Standard">
      <style:paragraph-properties fo:line-height="130%"/>
      <style:text-properties officeooo:paragraph-rsid="0050cd14"/>
    </style:style>
    <style:style style:name="P19" style:family="paragraph" style:parent-style-name="Standard">
      <style:paragraph-properties fo:line-height="130%"/>
      <style:text-properties officeooo:paragraph-rsid="005632cb"/>
    </style:style>
    <style:style style:name="P20" style:family="paragraph" style:parent-style-name="Standard">
      <style:paragraph-properties fo:line-height="130%"/>
      <style:text-properties officeooo:paragraph-rsid="005ac92d"/>
    </style:style>
    <style:style style:name="P21" style:family="paragraph" style:parent-style-name="Standard">
      <style:paragraph-properties fo:line-height="130%"/>
      <style:text-properties officeooo:paragraph-rsid="00c9aa1d"/>
    </style:style>
    <style:style style:name="P22" style:family="paragraph" style:parent-style-name="Standard">
      <style:paragraph-properties fo:line-height="130%"/>
      <style:text-properties officeooo:paragraph-rsid="0077c767"/>
    </style:style>
    <style:style style:name="P23" style:family="paragraph" style:parent-style-name="Standard">
      <style:paragraph-properties fo:line-height="130%"/>
      <style:text-properties officeooo:paragraph-rsid="00663657"/>
    </style:style>
    <style:style style:name="P24" style:family="paragraph" style:parent-style-name="Standard">
      <style:paragraph-properties fo:line-height="130%"/>
      <style:text-properties officeooo:paragraph-rsid="006a4309"/>
    </style:style>
    <style:style style:name="P25" style:family="paragraph" style:parent-style-name="Standard">
      <style:paragraph-properties fo:line-height="130%"/>
      <style:text-properties officeooo:paragraph-rsid="006cbcfc"/>
    </style:style>
    <style:style style:name="P26" style:family="paragraph" style:parent-style-name="Standard">
      <style:paragraph-properties fo:line-height="130%"/>
      <style:text-properties officeooo:paragraph-rsid="0076805a"/>
    </style:style>
    <style:style style:name="P27" style:family="paragraph" style:parent-style-name="Standard">
      <style:paragraph-properties fo:line-height="130%"/>
      <style:text-properties officeooo:paragraph-rsid="00b4867b"/>
    </style:style>
    <style:style style:name="P28" style:family="paragraph" style:parent-style-name="Standard">
      <style:paragraph-properties fo:line-height="130%"/>
      <style:text-properties officeooo:paragraph-rsid="0080980c"/>
    </style:style>
    <style:style style:name="P29" style:family="paragraph" style:parent-style-name="Standard">
      <style:paragraph-properties fo:line-height="130%"/>
      <style:text-properties officeooo:paragraph-rsid="0081b1fc"/>
    </style:style>
    <style:style style:name="P30" style:family="paragraph" style:parent-style-name="Standard">
      <style:paragraph-properties fo:line-height="130%"/>
      <style:text-properties officeooo:paragraph-rsid="0083ec6e"/>
    </style:style>
    <style:style style:name="P31" style:family="paragraph" style:parent-style-name="Standard">
      <style:paragraph-properties fo:line-height="130%"/>
      <style:text-properties officeooo:paragraph-rsid="00840a45"/>
    </style:style>
    <style:style style:name="P32" style:family="paragraph" style:parent-style-name="Standard">
      <style:paragraph-properties fo:line-height="130%"/>
      <style:text-properties officeooo:paragraph-rsid="008d6926"/>
    </style:style>
    <style:style style:name="P33" style:family="paragraph" style:parent-style-name="Standard">
      <style:paragraph-properties fo:line-height="130%"/>
      <style:text-properties officeooo:paragraph-rsid="00cc653d"/>
    </style:style>
    <style:style style:name="P34" style:family="paragraph" style:parent-style-name="Standard">
      <style:paragraph-properties fo:line-height="130%"/>
      <style:text-properties officeooo:paragraph-rsid="00cec829"/>
    </style:style>
    <style:style style:name="P35" style:family="paragraph" style:parent-style-name="Standard">
      <style:paragraph-properties fo:line-height="130%"/>
      <style:text-properties officeooo:paragraph-rsid="00d01834"/>
    </style:style>
    <style:style style:name="P36" style:family="paragraph" style:parent-style-name="Standard">
      <style:paragraph-properties fo:line-height="130%"/>
      <style:text-properties officeooo:paragraph-rsid="00d4c9d7"/>
    </style:style>
    <style:style style:name="P37" style:family="paragraph" style:parent-style-name="Standard">
      <style:paragraph-properties fo:margin-top="0.0398in" fo:margin-bottom="0.0398in" style:contextual-spacing="false" fo:line-height="130%"/>
      <style:text-properties officeooo:paragraph-rsid="00cec829"/>
    </style:style>
    <style:style style:name="P38" style:family="paragraph" style:parent-style-name="Standard">
      <style:paragraph-properties fo:margin-top="0.0398in" fo:margin-bottom="0.0398in" style:contextual-spacing="false" fo:line-height="130%"/>
      <style:text-properties officeooo:paragraph-rsid="00c9aa1d"/>
    </style:style>
    <style:style style:name="P39" style:family="paragraph" style:parent-style-name="Standard">
      <style:paragraph-properties fo:margin-top="0.0791in" fo:margin-bottom="0.0791in" style:contextual-spacing="false" fo:line-height="130%"/>
      <style:text-properties officeooo:paragraph-rsid="00cc653d"/>
    </style:style>
    <style:style style:name="P40" style:family="paragraph" style:parent-style-name="Standard">
      <style:paragraph-properties fo:margin-top="0.0791in" fo:margin-bottom="0.0791in" style:contextual-spacing="false" fo:line-height="130%"/>
      <style:text-properties officeooo:paragraph-rsid="00ce603f"/>
    </style:style>
    <style:style style:name="P41" style:family="paragraph" style:parent-style-name="Standard">
      <style:paragraph-properties fo:margin-top="0.0791in" fo:margin-bottom="0.0791in" style:contextual-spacing="false" fo:line-height="130%"/>
      <style:text-properties officeooo:paragraph-rsid="0057377f"/>
    </style:style>
    <style:style style:name="P42" style:family="paragraph" style:parent-style-name="Standard">
      <style:paragraph-properties fo:margin-top="0.0791in" fo:margin-bottom="0.0791in" style:contextual-spacing="false" fo:line-height="130%"/>
      <style:text-properties officeooo:paragraph-rsid="00d55cb4"/>
    </style:style>
    <style:style style:name="P43" style:family="paragraph" style:parent-style-name="Standard">
      <style:paragraph-properties fo:margin-top="0.0791in" fo:margin-bottom="0.0791in" style:contextual-spacing="false" fo:line-height="130%"/>
      <style:text-properties officeooo:paragraph-rsid="00663657"/>
    </style:style>
    <style:style style:name="P44" style:family="paragraph" style:parent-style-name="Standard">
      <style:paragraph-properties fo:margin-top="0.0791in" fo:margin-bottom="0.0791in" style:contextual-spacing="false" fo:line-height="130%"/>
      <style:text-properties officeooo:paragraph-rsid="0096782b"/>
    </style:style>
    <style:style style:name="P45" style:family="paragraph" style:parent-style-name="Standard">
      <style:paragraph-properties fo:margin-top="0in" fo:margin-bottom="0in" style:contextual-spacing="false" fo:line-height="130%"/>
      <style:text-properties officeooo:paragraph-rsid="00c9aa1d"/>
    </style:style>
    <style:style style:name="P46" style:family="paragraph" style:parent-style-name="Text_20_body">
      <style:paragraph-properties fo:line-height="130%"/>
      <style:text-properties fo:font-style="normal" style:font-style-asian="normal" style:font-style-complex="normal"/>
    </style:style>
    <style:style style:name="P47" style:family="paragraph" style:parent-style-name="Text_20_body">
      <style:paragraph-properties fo:line-height="130%"/>
      <style:text-properties fo:font-style="normal" officeooo:paragraph-rsid="00c47131" style:font-style-asian="normal" style:font-style-complex="normal"/>
    </style:style>
    <style:style style:name="P48" style:family="paragraph" style:parent-style-name="Text_20_body">
      <style:paragraph-properties fo:line-height="130%"/>
      <style:text-properties fo:font-style="normal" officeooo:paragraph-rsid="00dc0249" style:font-style-asian="normal" style:font-style-complex="normal"/>
    </style:style>
    <style:style style:name="P49" style:family="paragraph" style:parent-style-name="Text_20_body">
      <style:paragraph-properties fo:line-height="130%"/>
    </style:style>
    <style:style style:name="P50" style:family="paragraph" style:parent-style-name="Text_20_body">
      <style:paragraph-properties fo:line-height="130%"/>
      <style:text-properties officeooo:paragraph-rsid="00dc0249"/>
    </style:style>
    <style:style style:name="P51" style:family="paragraph" style:parent-style-name="Text_20_body">
      <style:text-properties style:font-name="Cambria1"/>
    </style:style>
    <style:style style:name="P52" style:family="paragraph" style:parent-style-name="Text_20_body">
      <style:paragraph-properties fo:margin-top="0in" fo:margin-bottom="0.0181in" style:contextual-spacing="false" fo:line-height="130%"/>
      <style:text-properties officeooo:rsid="0096e950" officeooo:paragraph-rsid="00a7f988"/>
    </style:style>
    <style:style style:name="P53" style:family="paragraph" style:parent-style-name="Text_20_body">
      <style:paragraph-properties fo:margin-top="0in" fo:margin-bottom="0in" style:contextual-spacing="false" fo:line-height="130%"/>
      <style:text-properties officeooo:rsid="0096782b" officeooo:paragraph-rsid="009cae28"/>
    </style:style>
    <style:style style:name="T1" style:family="text">
      <style:text-properties fo:font-style="italic" style:font-style-asian="italic" style:font-style-complex="italic"/>
    </style:style>
    <style:style style:name="T2" style:family="text">
      <style:text-properties fo:font-style="italic" officeooo:rsid="002e3d74" style:font-style-asian="italic" style:font-style-complex="italic"/>
    </style:style>
    <style:style style:name="T3" style:family="text">
      <style:text-properties fo:font-style="italic" officeooo:rsid="00472d55" style:font-style-asian="italic" style:font-style-complex="italic"/>
    </style:style>
    <style:style style:name="T4" style:family="text">
      <style:text-properties fo:font-style="italic" officeooo:rsid="00526e21" style:font-style-asian="italic" style:font-style-complex="italic"/>
    </style:style>
    <style:style style:name="T5" style:family="text">
      <style:text-properties fo:font-style="italic" officeooo:rsid="0057377f" style:font-style-asian="italic" style:font-style-complex="italic"/>
    </style:style>
    <style:style style:name="T6" style:family="text">
      <style:text-properties fo:font-style="italic" officeooo:rsid="003eb442" style:font-style-asian="italic" style:font-style-complex="italic"/>
    </style:style>
    <style:style style:name="T7" style:family="text">
      <style:text-properties fo:font-style="italic" officeooo:rsid="0059d75a" style:font-style-asian="italic" style:font-style-complex="italic"/>
    </style:style>
    <style:style style:name="T8" style:family="text">
      <style:text-properties fo:font-style="italic" officeooo:rsid="00611ab0" style:font-style-asian="italic" style:font-style-complex="italic"/>
    </style:style>
    <style:style style:name="T9" style:family="text">
      <style:text-properties fo:font-style="italic" officeooo:rsid="006bd414" style:font-style-asian="italic" style:font-style-complex="italic"/>
    </style:style>
    <style:style style:name="T10" style:family="text">
      <style:text-properties fo:font-style="italic" officeooo:rsid="006f7360" style:font-style-asian="italic" style:font-style-complex="italic"/>
    </style:style>
    <style:style style:name="T11" style:family="text">
      <style:text-properties fo:font-style="italic" officeooo:rsid="00715ec6" style:font-style-asian="italic" style:font-style-complex="italic"/>
    </style:style>
    <style:style style:name="T12" style:family="text">
      <style:text-properties fo:font-style="italic" officeooo:rsid="007261ed" style:font-style-asian="italic" style:font-style-complex="italic"/>
    </style:style>
    <style:style style:name="T13" style:family="text">
      <style:text-properties fo:font-style="italic" officeooo:rsid="007532ab" style:font-style-asian="italic" style:font-style-complex="italic"/>
    </style:style>
    <style:style style:name="T14" style:family="text">
      <style:text-properties fo:font-style="italic" officeooo:rsid="0076234f" style:font-style-asian="italic" style:font-style-complex="italic"/>
    </style:style>
    <style:style style:name="T15" style:family="text">
      <style:text-properties fo:font-style="italic" officeooo:rsid="0077c767" style:font-style-asian="italic" style:font-style-complex="italic"/>
    </style:style>
    <style:style style:name="T16" style:family="text">
      <style:text-properties fo:font-style="italic" officeooo:rsid="0080980c" style:font-style-asian="italic" style:font-style-complex="italic"/>
    </style:style>
    <style:style style:name="T17" style:family="text">
      <style:text-properties fo:font-style="italic" officeooo:rsid="0091010b" style:font-style-asian="italic" style:font-style-complex="italic"/>
    </style:style>
    <style:style style:name="T18" style:family="text">
      <style:text-properties fo:font-style="italic" fo:background-color="transparent" loext:char-shading-value="0" style:font-style-asian="italic" style:font-style-complex="italic"/>
    </style:style>
    <style:style style:name="T19" style:family="text">
      <style:text-properties fo:font-style="italic" officeooo:rsid="00886d24" fo:background-color="transparent" loext:char-shading-value="0" style:font-style-asian="italic" style:font-style-complex="italic"/>
    </style:style>
    <style:style style:name="T20" style:family="text">
      <style:text-properties fo:font-style="italic" officeooo:rsid="00b4867b" fo:background-color="transparent" loext:char-shading-value="0" style:font-style-asian="italic" style:font-style-complex="italic"/>
    </style:style>
    <style:style style:name="T21" style:family="text">
      <style:text-properties officeooo:rsid="000dbf48"/>
    </style:style>
    <style:style style:name="T22" style:family="text">
      <style:text-properties officeooo:rsid="0010d34e"/>
    </style:style>
    <style:style style:name="T23" style:family="text">
      <style:text-properties officeooo:rsid="00118e80"/>
    </style:style>
    <style:style style:name="T24" style:family="text">
      <style:text-properties officeooo:rsid="0019903c"/>
    </style:style>
    <style:style style:name="T25" style:family="text">
      <style:text-properties officeooo:rsid="001b5e14"/>
    </style:style>
    <style:style style:name="T26" style:family="text">
      <style:text-properties officeooo:rsid="001e4ee8"/>
    </style:style>
    <style:style style:name="T27" style:family="text">
      <style:text-properties officeooo:rsid="001e9890"/>
    </style:style>
    <style:style style:name="T28" style:family="text">
      <style:text-properties officeooo:rsid="00201812"/>
    </style:style>
    <style:style style:name="T29" style:family="text">
      <style:text-properties officeooo:rsid="00211051"/>
    </style:style>
    <style:style style:name="T30" style:family="text">
      <style:text-properties officeooo:rsid="0024efb1"/>
    </style:style>
    <style:style style:name="T31" style:family="text">
      <style:text-properties officeooo:rsid="00258531"/>
    </style:style>
    <style:style style:name="T32" style:family="text">
      <style:text-properties officeooo:rsid="0026188a"/>
    </style:style>
    <style:style style:name="T33" style:family="text">
      <style:text-properties officeooo:rsid="002759b5"/>
    </style:style>
    <style:style style:name="T34" style:family="text">
      <style:text-properties officeooo:rsid="002a480b"/>
    </style:style>
    <style:style style:name="T35" style:family="text">
      <style:text-properties officeooo:rsid="002e3d74"/>
    </style:style>
    <style:style style:name="T36" style:family="text">
      <style:text-properties officeooo:rsid="002f553d"/>
    </style:style>
    <style:style style:name="T37" style:family="text">
      <style:text-properties officeooo:rsid="003ab500"/>
    </style:style>
    <style:style style:name="T38" style:family="text">
      <style:text-properties officeooo:rsid="003cd9de"/>
    </style:style>
    <style:style style:name="T39" style:family="text">
      <style:text-properties officeooo:rsid="003eb442"/>
    </style:style>
    <style:style style:name="T40" style:family="text">
      <style:text-properties officeooo:rsid="00402977"/>
    </style:style>
    <style:style style:name="T41" style:family="text">
      <style:text-properties officeooo:rsid="00429847"/>
    </style:style>
    <style:style style:name="T42" style:family="text">
      <style:text-properties officeooo:rsid="004903ec"/>
    </style:style>
    <style:style style:name="T43" style:family="text">
      <style:text-properties officeooo:rsid="004a00ec"/>
    </style:style>
    <style:style style:name="T44" style:family="text">
      <style:text-properties officeooo:rsid="004d6b98"/>
    </style:style>
    <style:style style:name="T45" style:family="text">
      <style:text-properties officeooo:rsid="004ee006"/>
    </style:style>
    <style:style style:name="T46" style:family="text">
      <style:text-properties officeooo:rsid="005060c1"/>
    </style:style>
    <style:style style:name="T47" style:family="text">
      <style:text-properties officeooo:rsid="0050cd14"/>
    </style:style>
    <style:style style:name="T48" style:family="text">
      <style:text-properties officeooo:rsid="005118fa"/>
    </style:style>
    <style:style style:name="T49" style:family="text">
      <style:text-properties officeooo:rsid="00526e21"/>
    </style:style>
    <style:style style:name="T50" style:family="text">
      <style:text-properties officeooo:rsid="0053d56c"/>
    </style:style>
    <style:style style:name="T51" style:family="text">
      <style:text-properties officeooo:rsid="0053e418"/>
    </style:style>
    <style:style style:name="T52" style:family="text">
      <style:text-properties officeooo:rsid="0055fff1"/>
    </style:style>
    <style:style style:name="T53" style:family="text">
      <style:text-properties officeooo:rsid="005632cb"/>
    </style:style>
    <style:style style:name="T54" style:family="text">
      <style:text-properties officeooo:rsid="0057377f"/>
    </style:style>
    <style:style style:name="T55" style:family="text">
      <style:text-properties officeooo:rsid="00577c20"/>
    </style:style>
    <style:style style:name="T56" style:family="text">
      <style:text-properties officeooo:rsid="00585a57"/>
    </style:style>
    <style:style style:name="T57" style:family="text">
      <style:text-properties officeooo:rsid="0059d75a"/>
    </style:style>
    <style:style style:name="T58" style:family="text">
      <style:text-properties officeooo:rsid="005ac92d"/>
    </style:style>
    <style:style style:name="T59" style:family="text">
      <style:text-properties officeooo:rsid="005ae5f9"/>
    </style:style>
    <style:style style:name="T60" style:family="text">
      <style:text-properties officeooo:rsid="005b1684"/>
    </style:style>
    <style:style style:name="T61" style:family="text">
      <style:text-properties officeooo:rsid="005cc366"/>
    </style:style>
    <style:style style:name="T62" style:family="text">
      <style:text-properties officeooo:rsid="005d27ca"/>
    </style:style>
    <style:style style:name="T63" style:family="text">
      <style:text-properties officeooo:rsid="005eb059"/>
    </style:style>
    <style:style style:name="T64" style:family="text">
      <style:text-properties officeooo:rsid="005fb55b"/>
    </style:style>
    <style:style style:name="T65" style:family="text">
      <style:text-properties officeooo:rsid="00611ab0"/>
    </style:style>
    <style:style style:name="T66" style:family="text">
      <style:text-properties officeooo:rsid="0061f99a"/>
    </style:style>
    <style:style style:name="T67" style:family="text">
      <style:text-properties fo:font-style="normal" style:font-style-asian="normal" style:font-style-complex="normal"/>
    </style:style>
    <style:style style:name="T68" style:family="text">
      <style:text-properties fo:font-style="normal" officeooo:rsid="00611ab0" style:font-style-asian="normal" style:font-style-complex="normal"/>
    </style:style>
    <style:style style:name="T69" style:family="text">
      <style:text-properties fo:font-style="normal" officeooo:rsid="00bd28c8" style:font-style-asian="normal" style:font-style-complex="normal"/>
    </style:style>
    <style:style style:name="T70" style:family="text">
      <style:text-properties fo:font-style="normal" officeooo:rsid="00bb29e2" style:font-style-asian="normal" style:font-style-complex="normal"/>
    </style:style>
    <style:style style:name="T71" style:family="text">
      <style:text-properties officeooo:rsid="0064a194"/>
    </style:style>
    <style:style style:name="T72" style:family="text">
      <style:text-properties officeooo:rsid="0064f073"/>
    </style:style>
    <style:style style:name="T73" style:family="text">
      <style:text-properties officeooo:rsid="00663657"/>
    </style:style>
    <style:style style:name="T74" style:family="text">
      <style:text-properties officeooo:rsid="0069e4c4"/>
    </style:style>
    <style:style style:name="T75" style:family="text">
      <style:text-properties officeooo:rsid="006a4309"/>
    </style:style>
    <style:style style:name="T76" style:family="text">
      <style:text-properties fo:background-color="transparent" loext:char-shading-value="0"/>
    </style:style>
    <style:style style:name="T77" style:family="text">
      <style:text-properties officeooo:rsid="0069e4c4" fo:background-color="transparent" loext:char-shading-value="0"/>
    </style:style>
    <style:style style:name="T78" style:family="text">
      <style:text-properties officeooo:rsid="0082de3b" fo:background-color="transparent" loext:char-shading-value="0"/>
    </style:style>
    <style:style style:name="T79" style:family="text">
      <style:text-properties officeooo:rsid="00886d24" fo:background-color="transparent" loext:char-shading-value="0"/>
    </style:style>
    <style:style style:name="T80" style:family="text">
      <style:text-properties officeooo:rsid="00857638" fo:background-color="transparent" loext:char-shading-value="0"/>
    </style:style>
    <style:style style:name="T81" style:family="text">
      <style:text-properties officeooo:rsid="0053e418" fo:background-color="transparent" loext:char-shading-value="0"/>
    </style:style>
    <style:style style:name="T82" style:family="text">
      <style:text-properties officeooo:rsid="0024efb1" fo:background-color="transparent" loext:char-shading-value="0"/>
    </style:style>
    <style:style style:name="T83" style:family="text">
      <style:text-properties officeooo:rsid="005632cb" fo:background-color="transparent" loext:char-shading-value="0"/>
    </style:style>
    <style:style style:name="T84" style:family="text">
      <style:text-properties officeooo:rsid="0057377f" fo:background-color="transparent" loext:char-shading-value="0"/>
    </style:style>
    <style:style style:name="T85" style:family="text">
      <style:text-properties officeooo:rsid="00b5f7ce" fo:background-color="transparent" loext:char-shading-value="0"/>
    </style:style>
    <style:style style:name="T86" style:family="text">
      <style:text-properties officeooo:rsid="007575f9" fo:background-color="transparent" loext:char-shading-value="0"/>
    </style:style>
    <style:style style:name="T87" style:family="text">
      <style:text-properties officeooo:rsid="00b4867b" fo:background-color="transparent" loext:char-shading-value="0"/>
    </style:style>
    <style:style style:name="T88" style:family="text">
      <style:text-properties officeooo:rsid="006bd414"/>
    </style:style>
    <style:style style:name="T89" style:family="text">
      <style:text-properties officeooo:rsid="006be4ce"/>
    </style:style>
    <style:style style:name="T90" style:family="text">
      <style:text-properties officeooo:rsid="006cbcfc"/>
    </style:style>
    <style:style style:name="T91" style:family="text">
      <style:text-properties officeooo:rsid="006e8ff4"/>
    </style:style>
    <style:style style:name="T92" style:family="text">
      <style:text-properties officeooo:rsid="006f7360"/>
    </style:style>
    <style:style style:name="T93" style:family="text">
      <style:text-properties officeooo:rsid="00715ec6"/>
    </style:style>
    <style:style style:name="T94" style:family="text">
      <style:text-properties officeooo:rsid="007261ed"/>
    </style:style>
    <style:style style:name="T95" style:family="text">
      <style:text-properties officeooo:rsid="0073db7d"/>
    </style:style>
    <style:style style:name="T96" style:family="text">
      <style:text-properties officeooo:rsid="007532ab"/>
    </style:style>
    <style:style style:name="T97" style:family="text">
      <style:text-properties officeooo:rsid="007575f9"/>
    </style:style>
    <style:style style:name="T98" style:family="text">
      <style:text-properties officeooo:rsid="00757eff"/>
    </style:style>
    <style:style style:name="T99" style:family="text">
      <style:text-properties officeooo:rsid="0076234f"/>
    </style:style>
    <style:style style:name="T100" style:family="text">
      <style:text-properties officeooo:rsid="0076805a"/>
    </style:style>
    <style:style style:name="T101" style:family="text">
      <style:text-properties officeooo:rsid="0077c767"/>
    </style:style>
    <style:style style:name="T102" style:family="text">
      <style:text-properties officeooo:rsid="00789f52"/>
    </style:style>
    <style:style style:name="T103" style:family="text">
      <style:text-properties officeooo:rsid="007a58e3"/>
    </style:style>
    <style:style style:name="T104" style:family="text">
      <style:text-properties officeooo:rsid="007c73c4"/>
    </style:style>
    <style:style style:name="T105" style:family="text">
      <style:text-properties officeooo:rsid="007d21e8"/>
    </style:style>
    <style:style style:name="T106" style:family="text">
      <style:text-properties officeooo:rsid="0080980c"/>
    </style:style>
    <style:style style:name="T107" style:family="text">
      <style:text-properties officeooo:rsid="0081b1fc"/>
    </style:style>
    <style:style style:name="T108" style:family="text">
      <style:text-properties officeooo:rsid="0082018a"/>
    </style:style>
    <style:style style:name="T109" style:family="text">
      <style:text-properties officeooo:rsid="0082de3b"/>
    </style:style>
    <style:style style:name="T110" style:family="text">
      <style:text-properties officeooo:rsid="0083ec6e"/>
    </style:style>
    <style:style style:name="T111" style:family="text">
      <style:text-properties officeooo:rsid="00840a45"/>
    </style:style>
    <style:style style:name="T112" style:family="text">
      <style:text-properties officeooo:rsid="008a03a5"/>
    </style:style>
    <style:style style:name="T113" style:family="text">
      <style:text-properties officeooo:rsid="008b8c07"/>
    </style:style>
    <style:style style:name="T114" style:family="text">
      <style:text-properties officeooo:rsid="008d6926"/>
    </style:style>
    <style:style style:name="T115" style:family="text">
      <style:text-properties officeooo:rsid="0091010b"/>
    </style:style>
    <style:style style:name="T116" style:family="text">
      <style:text-properties officeooo:rsid="0096782b"/>
    </style:style>
    <style:style style:name="T117" style:family="text">
      <style:text-properties officeooo:rsid="0030b6ad"/>
    </style:style>
    <style:style style:name="T118" style:family="text">
      <style:text-properties officeooo:rsid="0096e950"/>
    </style:style>
    <style:style style:name="T119" style:family="text">
      <style:text-properties officeooo:rsid="00988506"/>
    </style:style>
    <style:style style:name="T120" style:family="text">
      <style:text-properties officeooo:rsid="009ab1e6"/>
    </style:style>
    <style:style style:name="T121" style:family="text">
      <style:text-properties officeooo:rsid="009cae28"/>
    </style:style>
    <style:style style:name="T122" style:family="text">
      <style:text-properties officeooo:rsid="009e69cc"/>
    </style:style>
    <style:style style:name="T123" style:family="text">
      <style:text-properties officeooo:rsid="00a11c45"/>
    </style:style>
    <style:style style:name="T124" style:family="text">
      <style:text-properties officeooo:rsid="00a246e5"/>
    </style:style>
    <style:style style:name="T125" style:family="text">
      <style:text-properties officeooo:rsid="00a258d7"/>
    </style:style>
    <style:style style:name="T126" style:family="text">
      <style:text-properties officeooo:rsid="00a4583a"/>
    </style:style>
    <style:style style:name="T127" style:family="text">
      <style:text-properties officeooo:rsid="00a596cc"/>
    </style:style>
    <style:style style:name="T128" style:family="text">
      <style:text-properties officeooo:rsid="00a76983"/>
    </style:style>
    <style:style style:name="T129" style:family="text">
      <style:text-properties officeooo:rsid="00a7f988"/>
    </style:style>
    <style:style style:name="T130" style:family="text">
      <style:text-properties officeooo:rsid="00a90bf7"/>
    </style:style>
    <style:style style:name="T131" style:family="text">
      <style:text-properties officeooo:rsid="00aaa1d2"/>
    </style:style>
    <style:style style:name="T132" style:family="text">
      <style:text-properties officeooo:rsid="00ac8380"/>
    </style:style>
    <style:style style:name="T133" style:family="text">
      <style:text-properties officeooo:rsid="00b0cc0f"/>
    </style:style>
    <style:style style:name="T134" style:family="text">
      <style:text-properties officeooo:rsid="00b397c7"/>
    </style:style>
    <style:style style:name="T135" style:family="text">
      <style:text-properties officeooo:rsid="00b4867b"/>
    </style:style>
    <style:style style:name="T136" style:family="text">
      <style:text-properties officeooo:rsid="00b880db"/>
    </style:style>
    <style:style style:name="T137" style:family="text">
      <style:text-properties officeooo:rsid="00bf4198"/>
    </style:style>
    <style:style style:name="T138" style:family="text">
      <style:text-properties officeooo:rsid="00c47131"/>
    </style:style>
    <style:style style:name="T139" style:family="text">
      <style:text-properties officeooo:rsid="00c6b9be"/>
    </style:style>
    <style:style style:name="T140" style:family="text">
      <style:text-properties officeooo:rsid="00d01834"/>
    </style:style>
    <style:style style:name="T141" style:family="text">
      <style:text-properties officeooo:rsid="00d11ca0"/>
    </style:style>
    <style:style style:name="T142" style:family="text">
      <style:text-properties officeooo:rsid="00d55cb4"/>
    </style:style>
    <style:style style:name="T143" style:family="text">
      <style:text-properties officeooo:rsid="00d8b143"/>
    </style:style>
    <style:style style:name="T144" style:family="text">
      <style:text-properties style:font-name="Cambri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564_3048650938" text:style-name="Index_20_Link" text:visited-style-name="Index_20_Link">1. Introduction to Metaethics<text:tab/>2</text:a></text:p>
          <text:p text:style-name="P1"><text:a xlink:type="simple" xlink:href="#__RefHeading___Toc1566_3048650938" text:style-name="Index_20_Link" text:visited-style-name="Index_20_Link">2. Motivations for Naturalism<text:tab/>3</text:a></text:p>
          <text:p text:style-name="P1"><text:a xlink:type="simple" xlink:href="#__RefHeading___Toc1568_3048650938" text:style-name="Index_20_Link" text:visited-style-name="Index_20_Link">3. Nonmoral Good<text:tab/>5</text:a></text:p>
          <text:p text:style-name="P2"><text:a xlink:type="simple" xlink:href="#__RefHeading___Toc1570_3048650938" text:style-name="Index_20_Link" text:visited-style-name="Index_20_Link">Fact: Objective Interests<text:tab/>5</text:a></text:p>
          <text:p text:style-name="P2"><text:a xlink:type="simple" xlink:href="#__RefHeading___Toc1572_3048650938" text:style-name="Index_20_Link" text:visited-style-name="Index_20_Link">Theory: Nonmoral Good<text:tab/>6</text:a></text:p>
          <text:p text:style-name="P2"><text:a xlink:type="simple" xlink:href="#__RefHeading___Toc1574_3048650938" text:style-name="Index_20_Link" text:visited-style-name="Index_20_Link">Expectations<text:tab/>7</text:a></text:p>
          <text:p text:style-name="P2"><text:a xlink:type="simple" xlink:href="#__RefHeading___Toc1576_3048650938" text:style-name="Index_20_Link" text:visited-style-name="Index_20_Link">Evaluation<text:tab/>8</text:a></text:p>
          <text:p text:style-name="P1"><text:a xlink:type="simple" xlink:href="#__RefHeading___Toc1578_3048650938" text:style-name="Index_20_Link" text:visited-style-name="Index_20_Link">4. Individual Rationality<text:tab/>10</text:a></text:p>
          <text:p text:style-name="P2"><text:a xlink:type="simple" xlink:href="#__RefHeading___Toc1580_3048650938" text:style-name="Index_20_Link" text:visited-style-name="Index_20_Link">Fact: Feedback mechanisms<text:tab/>10</text:a></text:p>
          <text:p text:style-name="P2"><text:a xlink:type="simple" xlink:href="#__RefHeading___Toc1582_3048650938" text:style-name="Index_20_Link" text:visited-style-name="Index_20_Link">Theory: Extended Individual Rationality<text:tab/>11</text:a></text:p>
          <text:p text:style-name="P2"><text:a xlink:type="simple" xlink:href="#__RefHeading___Toc1584_3048650938" text:style-name="Index_20_Link" text:visited-style-name="Index_20_Link">Fact: Motivational System<text:tab/>12</text:a></text:p>
          <text:p text:style-name="P2"><text:a xlink:type="simple" xlink:href="#__RefHeading___Toc1586_3048650938" text:style-name="Index_20_Link" text:visited-style-name="Index_20_Link">Theory: Normative Force<text:tab/>12</text:a></text:p>
          <text:p text:style-name="P2"><text:a xlink:type="simple" xlink:href="#__RefHeading___Toc1588_3048650938" text:style-name="Index_20_Link" text:visited-style-name="Index_20_Link">Expectations<text:tab/>13</text:a></text:p>
          <text:p text:style-name="P2"><text:a xlink:type="simple" xlink:href="#__RefHeading___Toc1590_3048650938" text:style-name="Index_20_Link" text:visited-style-name="Index_20_Link">Evaluation<text:tab/>13</text:a></text:p>
          <text:p text:style-name="P1"><text:a xlink:type="simple" xlink:href="#__RefHeading___Toc1592_3048650938" text:style-name="Index_20_Link" text:visited-style-name="Index_20_Link">5. Social rationality<text:tab/>14</text:a></text:p>
          <text:p text:style-name="P2"><text:a xlink:type="simple" xlink:href="#__RefHeading___Toc1594_3048650938" text:style-name="Index_20_Link" text:visited-style-name="Index_20_Link">Fact: Morality's scope<text:tab/>14</text:a></text:p>
          <text:p text:style-name="P2"><text:a xlink:type="simple" xlink:href="#__RefHeading___Toc1596_3048650938" text:style-name="Index_20_Link" text:visited-style-name="Index_20_Link">Theory: Moral Rightness<text:tab/>14</text:a></text:p>
          <text:p text:style-name="P3"><text:a xlink:type="simple" xlink:href="#__RefHeading___Toc1598_3048650938" text:style-name="Index_20_Link" text:visited-style-name="Index_20_Link">Social nonmoral good<text:tab/>15</text:a></text:p>
          <text:p text:style-name="P3"><text:a xlink:type="simple" xlink:href="#__RefHeading___Toc1600_3048650938" text:style-name="Index_20_Link" text:visited-style-name="Index_20_Link">Impartiality<text:tab/>15</text:a></text:p>
          <text:p text:style-name="P3"><text:a xlink:type="simple" xlink:href="#__RefHeading___Toc1602_3048650938" text:style-name="Index_20_Link" text:visited-style-name="Index_20_Link">Social Rationality<text:tab/>16</text:a></text:p>
          <text:p text:style-name="P2"><text:a xlink:type="simple" xlink:href="#__RefHeading___Toc1604_3048650938" text:style-name="Index_20_Link" text:visited-style-name="Index_20_Link">Expectations<text:tab/>17</text:a></text:p>
          <text:p text:style-name="P2"><text:a xlink:type="simple" xlink:href="#__RefHeading___Toc1606_3048650938" text:style-name="Index_20_Link" text:visited-style-name="Index_20_Link">Evaluation<text:tab/>19</text:a></text:p>
          <text:p text:style-name="P1"><text:a xlink:type="simple" xlink:href="#__RefHeading___Toc1608_3048650938" text:style-name="Index_20_Link" text:visited-style-name="Index_20_Link">References<text:tab/>20</text:a></text:p>
        </text:index-body>
      </text:table-of-content>
      <text:p text:style-name="P51"/>
      <text:p text:style-name="P51"/>
      <text:p text:style-name="P51"/>
      <text:p text:style-name="P51"/>
      <text:p text:style-name="P51"/>
      <text:p text:style-name="P51"/>
      <text:p text:style-name="P51"/>
      <text:p text:style-name="P51"/>
      <text:p text:style-name="P51"/>
      <text:p text:style-name="P51"/>
      <text:p text:style-name="P51"/>
      <text:h text:style-name="P7" text:outline-level="1"><text:bookmark-start text:name="__RefHeading___Toc1564_3048650938"/><text:soft-page-break/><text:span text:style-name="T137">1. </text:span>Introduction to Metaethics<text:bookmark-end text:name="__RefHeading___Toc1564_3048650938"/></text:h>
      <text:p text:style-name="P33"><text:tab/>Morality consists of distinctive ways <text:span text:style-name="T44">of</text:span> influenc<text:span text:style-name="T44">ing</text:span> the feelings, thoughts, behaviors, actions and decisions of people. <text:span text:style-name="T38">M</text:span>oral reasons <text:span text:style-name="T38">seem to </text:span>appeal to a different kind of authority than strictly self-interested reasons. Although people may differ in the contents of their morality, it seems that there are common presuppositions to different substantive moral views. <text:span text:style-name="T38">I</text:span>t could be that all moralities appeal to the same kind of authority or motivational force (God <text:span text:style-name="T44">and hell</text:span>, say), despite differences in the content of their prescriptions. "Metaethics is the attempt to understand the metaphysical, epistemological, semantic, and psychological, presuppositions and commitments of moral thought, talk, and practice."<text:note text:id="ftn1" text:note-class="footnote"><text:note-citation>1</text:note-citation><text:note-body><text:p text:style-name="Footnote"><text:s/>Sayre-McCord</text:p></text:note-body></text:note> <text:span text:style-name="T44">M</text:span>etaethics <text:span text:style-name="T44">studies</text:span> the common denominators of everything 'distinctively moral', <text:span text:style-name="T44">so different </text:span>substantive ethical positions and their disagreements do not perturb this task. Indeed, they contribute to it by serving 'data' to the metaethicists. Normative ethi<text:span text:style-name="T44">cs</text:span> tr<text:span text:style-name="T44">ies</text:span> to accurately describe moral phenomena (or moral phenomenology, the two shall be used interchangeably). They try to formulate principles that would generate prescriptions that accord with our actual moral intuitions, thoughts and practices. Of course, ethics is not strictly descriptive. Its very practice also contributes to shaping our moral intuitions, thoughts and practices. <text:span text:style-name="T44">A</text:span>pplied ethics is concerned with finding moral answers to concrete situations, in other words, generating prescriptions. So ethics also changes and creates moral phenomena, whereas metaethics strictly studies moral phenomena <text:span text:style-name="T1">as they are</text:span>. </text:p>
      <text:p text:style-name="P39"><text:span text:style-name="T44"><text:tab/>Ethical phenomena are studied</text:span> by metaethicists in a manner analogous to natural scientists. Natural scientists study natural phenomena which are not dependent on humans, such as inanimate objects, other animals, the planets. They are trying to understand the 'powers behind' these observations, to use a Lockean term. They cannot change the manifestations of these phenomena, as they are not dependent on humans. All they can do is study how they actually are. In the same way, metaethicists <text:span text:style-name="T44">try to</text:span> study <text:span text:style-name="T44">moral </text:span>phenomena. The difference is, this group of phenomena is dependent on humans. Humans contribute to changing and creating moral phenomena. This human-dependency blurs the line between the observer (the metaethicist) and the observed. In practice, this <text:span text:style-name="T44">blurring </text:span>can make metaethics seem like a discipline completely different from natural sciences. But in principle, metaethicists are trying to do the same thing as natural scientists, just with <text:span text:style-name="T44">moral </text:span>phenomena. They are trying to <text:span text:style-name="T45">accurately understand</text:span> a group of phenomena, and to this end are required to come up with a theory that is compatible with moral phenomenology.</text:p>
      <text:p text:style-name="P17"><text:span text:style-name="T28"><text:tab/>P</text:span>henomenological fit does not exhaust <text:span text:style-name="T46">a metaethical account’s</text:span> requirements, <text:span text:style-name="T46">however. It must also</text:span> <text:span text:style-name="T46">b</text:span>e elucidating and plausible with regards to philosophical considerations of ontology, epistemology, semantics and psychology, <text:span text:style-name="T28">among other </text:span><text:span text:style-name="T46">branches.</text:span> A sufficiently complete explanation of any single metaethical <text:span text:style-name="T46">theory </text:span>requires <text:span text:style-name="T23">positioning it along </text:span><text:span text:style-name="T46">such</text:span> dimensions. Due to this multifactorial complexity, I will <text:span text:style-name="T23">focus </text:span>my explanation of metaethical naturalism on a single version of it, that of Railton's synthetic naturalism. Moral ontology asks whether moral properties or facts, independent of <text:soft-page-break/>human judgments and beliefs, exist; <text:span text:style-name="T46">if</text:span> they do, what their nature <text:span text:style-name="T46">is.</text:span> Moral realism is the ontological claim that such independent moral properties or facts exist. <text:span text:style-name="T26">Moral e</text:span>pistemology asks whether we <text:span text:style-name="T46">can</text:span> attain moral knowledge <text:span text:style-name="T46">and how. </text:span>Moral semantics asks whether moral judgments are truth-apt, i.e. whether they can be true or false. <text:span text:style-name="T28">Cognitivism is </text:span>the claim that moral judgments are truth-apt, <text:span text:style-name="T46">because they are descriptions.</text:span> <text:span text:style-name="T26">C</text:span>ognitivis<text:span text:style-name="T46">m is also </text:span>the psychological claim that moral judgments are cognitive states <text:span text:style-name="T46">I.e.</text:span> beliefs, <text:span text:style-name="T26">because beliefs are identified with descriptions.</text:span> <text:span text:style-name="T28">Psychological non-cognitivism</text:span> is the claim that moral judgments are non-belief states, such as emotions, <text:span text:style-name="T28">which are not truth-apt.</text:span> Metaethicists have not yet been able to show that there is only one correct order of inquiry. There is no objective standard for what realm of inquiry should be settled first. The same question can be tackled from two different starting points. For example, the question of whether moral judgments are cognitive or non-cognitive can begin with semantics, psychology or ontology. The same substantive position can be arrived at from many starting points. The upshot is that in choosing which subdiscipline to begin with, one is already making an assumption. One's choice of the first step into metaethics reveals one's most fundamental<text:span text:style-name="T46">ly held</text:span> presupposition.</text:p>
      <text:h text:style-name="P7" text:outline-level="1"><text:bookmark-start text:name="__RefHeading___Toc1566_3048650938"/><text:span text:style-name="T137">2. </text:span>Motivations for Naturalism<text:bookmark-end text:name="__RefHeading___Toc1566_3048650938"/></text:h>
      <text:p text:style-name="P18"><text:tab/>So what is the most fundamental presupposition of naturalists? More than anything else, naturalists take natural phenomena for granted. That is, the only things they consider to be real are <text:span text:style-name="T27">observable things</text:span>, <text:span text:style-name="T27">and </text:span><text:span text:style-name="T47">the </text:span><text:span text:style-name="T27">properties and facts that explain </text:span><text:span text:style-name="T47">them</text:span><text:span text:style-name="T27">.</text:span> <text:span text:style-name="T47">Accordingly, naturalists think </text:span>knowledge is acquired empirically. <text:span text:style-name="T47">So the primary commitments of naturalists are </text:span>ontological and epistemological. <text:span text:style-name="T47">T</text:span>heir metaethical starting point reflects this. If ontological-epistemological naturalism is true, then there is no <text:span text:style-name="T1">prima facie</text:span> reason why naturalism should not also apply to morality. Call this the argument from coherence or consistency. It seems incoherent to be naturalistic towards everything except morality. What does it mean to apply naturalism to moral<text:span text:style-name="T47">ity</text:span>? It means that moral phenomena are treated like other natural phenomena. The empirical method that applies to studying natural phenomena also appl<text:span text:style-name="T47">ies</text:span> to studying moral phenomena. Th<text:span text:style-name="T47">is </text:span>empirical method is exactly <text:span text:style-name="T47">a distinctive characteristic of </text:span>naturalism <text:span text:style-name="T47">a </text:span>metaethical position. Observations <text:span text:style-name="T47">are made, and h</text:span>ypotheses<text:span text:style-name="T47"> </text:span>are formulated <text:span text:style-name="T47">in</text:span> attempt t<text:span text:style-name="T47">o explain the</text:span><text:span text:style-name="T48">se data</text:span><text:span text:style-name="T47">. M</text:span>oral phenomenology is the data for metaethical theorizing, <text:span text:style-name="T47">as mentioned.</text:span> Though not the only requirement, any metaethical theory must be compatible with moral phenomenology. But <text:span text:style-name="T22">the same phenomena can be explained by many different theories. </text:span>So simply referring to seemingly supportive phenomenology isn't a good enough argument for a position. The adequacy of phenomenological evidence depends on whether a <text:span text:style-name="T48">given</text:span> metaethical position gives not only plausible, but the <text:span text:style-name="T1">only</text:span> plausible explanation for the phenomena. Railton claims that the only or best explanation for moral phenomena is a naturalistic explanation, <text:span text:style-name="T48">i.e. one</text:span> <text:span text:style-name="T48">i</text:span>n terms of <text:span text:style-name="T48">only </text:span><text:span text:style-name="T1">natural</text:span> properties or facts. <text:span text:style-name="T48">It explains moral terms without </text:span>refer<text:span text:style-name="T48">ring</text:span> to moral terms and is thus reductive. </text:p>
      <text:p text:style-name="P36"><text:span text:style-name="T51"><text:tab/></text:span></text:p>
      <text:p text:style-name="P36"><text:soft-page-break/><text:span text:style-name="T51"><text:tab/>A </text:span><text:span text:style-name="T49">feature distinguishing </text:span><text:span text:style-name="T51">Railton </text:span><text:span text:style-name="T49">from some other versions of metaethical naturalism </text:span><text:span text:style-name="T51">is his</text:span> 'synthetic', <text:span text:style-name="T49">i.e. a posteriori </text:span><text:span text:style-name="T51">method. On this method, not only the directly observable exist. S</text:span><text:span text:style-name="T49">omething </text:span><text:span text:style-name="T51">also </text:span><text:span text:style-name="T49">exists if it </text:span>adequately <text:span text:style-name="T1">explains</text:span> phenomena. So if the naturalistic explanation indeed adequately explains moral phenomena, then the <text:span text:style-name="T49">natural </text:span>properties or facts that feature in it would exist i.e. naturalism would be true. What is the reasoning behind this <text:span text:style-name="T51">idea</text:span><text:span text:style-name="T49">, t</text:span>hat the properties and facts featuring in an explanation <text:span text:style-name="T49">themselves</text:span> exist? As mentioned, naturalism starts by <text:span text:style-name="T49">taking </text:span>for granted that phenomena are real: that is real which we can directly perceive. <text:span text:style-name="T49">T</text:span>he properties or facts in explanations are not directly observable, yet they are still posited as real. <text:span text:style-name="T49">Here </text:span>Railton <text:span text:style-name="T49">specifies </text:span>another way in which something can <text:span text:style-name="T49">be</text:span> real: That is real which we can interact with and be causally impacted by. This possibility for informative and causal interaction is called the 'feedback' feature. <text:span text:style-name="T49">It</text:span> is one of Railton's <text:span text:style-name="T55">criteria</text:span> for reality: A property or fact must be able to give us feedback to be existent. What sort of <text:span text:style-name="T1">non-perceivable</text:span> thing might <text:span text:style-name="T49">be able to </text:span>give us feedback? The intuitive answer <text:span text:style-name="T49">is: </text:span>something that 'regulates' phenomena, because then it can give us <text:span text:style-name="T1">feedback indirectly via the </text:span><text:span text:style-name="T4">directly</text:span><text:span text:style-name="T1"> observable</text:span>. Phenomena manifest in a certain way, and the 'powers behind' such manifestations can plausibly be said to exist, even though they themselves are not directly observable. They explain why phenomena behave as they do; <text:span text:style-name="T49">they </text:span><text:span text:style-name="T4">cause</text:span><text:span text:style-name="T49"> them</text:span>. These 'powers behind' are the properties and facts posited in explanations. <text:span text:style-name="T49">I</text:span>f <text:span text:style-name="T49">powers</text:span> indeed exist behind the phenomena, then the properties and facts that stand for them <text:span text:style-name="T49">also</text:span> exist. <text:s/></text:p>
      <text:p text:style-name="P40"><text:span text:style-name="T49"><text:tab/>W</text:span>hen can such <text:span text:style-name="T49">powers </text:span>be said <text:span text:style-name="T49">to </text:span>exist? Here we invoke the fact that we experience natural phenomena as very consistent, coherent, stable, i.e. patterns. In interacting with natural phenomena, we can manipulate them to a certain degree, but the <text:span text:style-name="T1">patterns</text:span> are independent of us. There must exist some powers independent of us that cause these patterns. The existence of natural properties and facts is a plausible explanation for phenomenal patterns’ <text:span text:style-name="T50">independence</text:span> from us. This is Railton's second criterion for 'reality': A property or fact must be independent <text:span text:style-name="T51">from</text:span><text:span text:style-name="T81"> our subjectivity</text:span><text:span text:style-name="T76"> to b</text:span>e existent. These phenomenal patterns persist <text:span text:style-name="T51">regardless</text:span> of our <text:span text:style-name="T51">subjective </text:span>desires or beliefs, so the properties and facts that explain them can be said to exist. <text:span text:style-name="T51">P</text:span>ositing the existence of independently real properties or facts is not justified by mere intuitiveness. We deny it at odds with our experiences: it is clear that we experience certain patterns as outside our control. "For although our conceptual scheme mediates even our most basic perceptual experiences, an experience-transcendent reality has ways of making itself felt without the permission of our conceptual scheme- <text:span text:style-name="T67">causally</text:span>."<text:note text:id="ftn2" text:note-class="footnote"><text:note-citation>2</text:note-citation><text:note-body><text:p text:style-name="Footnote"><text:s/><text:span text:style-name="T52">Railton 172</text:span></text:p></text:note-body></text:note> In summary, if moral phenomena are consistent, coherent, stable and independent of us, then by the same rationale as for natural phenomena, the properties and facts that feature in the best explanation of moral phenomena can be said to exist.</text:p>
      <text:p text:style-name="P18"><text:tab/>Explanatory power is usually measured <text:span text:style-name="T51">as</text:span> descriptive and predictive accuracy, and this requires falsifiability via empirical tests and comparisons. <text:span text:style-name="T51">Falsifiability is also considered an advantage by Railton. L</text:span>ike Popper, Railton thinks <text:span text:style-name="T51">falsifiability</text:span> is a virtue in a theory, <text:span text:style-name="T51">and considers it a methodological advantage of the empirical method. To arrive at his theory, </text:span>Railton <text:span text:style-name="T51">uses a method</text:span><text:span text:style-name="T38"> </text:span><text:soft-page-break/>similar to that of observational studies in science.<text:note text:id="ftn11" text:note-class="footnote"><text:note-citation>3</text:note-citation><text:note-body><text:p text:style-name="P5"><text:s/><text:span text:style-name="T67">Potochnik et al. </text:span>79</text:p></text:note-body></text:note> <text:span text:style-name="T51">C</text:span>ertain <text:span text:style-name="T51">phenomena</text:span> <text:span text:style-name="T51">are identified </text:span>as relevant to morality. Then, <text:span text:style-name="T51">a</text:span> naturalistic theory <text:span text:style-name="T51">is formulated to </text:span>explain <text:span text:style-name="T51">t</text:span>hese observations. The <text:span text:style-name="T29">theory</text:span> implies certain expected observations, <text:span text:style-name="T29">which are</text:span> compared with actual observations. If they do not match, the hypothesis must be rejected or revised, <text:span text:style-name="T29">so it is a trial-and-error process. </text:span>Finally, the <text:span text:style-name="T29">theory </text:span>must be compared with alternative <text:span text:style-name="T29">theories</text:span>, to ascertain that it explains the phenomena better than these alternatives. We will apply th<text:span text:style-name="T51">ese four step</text:span> to each of the crucial notions in Railton's <text:span text:style-name="T51">metaethical theory</text:span><text:span text:style-name="T29">.</text:span></text:p>
      <text:h text:style-name="P7" text:outline-level="1"><text:bookmark-start text:name="__RefHeading___Toc1568_3048650938"/><text:span text:style-name="T137">3. </text:span>Nonmoral Good<text:bookmark-end text:name="__RefHeading___Toc1568_3048650938"/></text:h>
      <text:h text:style-name="P11" text:outline-level="2"><text:bookmark-start text:name="__RefHeading___Toc1570_3048650938"/>Fact: Objective Interests<text:bookmark-end text:name="__RefHeading___Toc1570_3048650938"/></text:h>
      <text:p text:style-name="P19"><text:tab/>Railton takes moral phenomena to consist of facts about human beings from the natural and social sciences such as biology, psychology, history, sociology, economics… “We are natural and social creatures, and I know of nowhere else to look for ethics than in this rich conjunction of facts."<text:note text:id="ftn3" text:note-class="footnote"><text:note-citation>4</text:note-citation><text:note-body><text:p text:style-name="Footnote"><text:s/>Railton <text:span text:style-name="T41">207</text:span></text:p></text:note-body></text:note> The most fundamental facts are biological: All living organisms, including humans, aim to survive and thrive. There are facts about how humans are <text:span text:style-name="T53">biologically </text:span>constituted, <text:span text:style-name="T53">thus </text:span>facts about human needs i.e. conditions that must be satisfied in order for humans to survive and thrive. Importantly, such conditions do not depend on anyone's beliefs or preferences: they are the <text:span text:style-name="T1">objective</text:span> needs of humans. For example, we can think whatever we want, but this won't change the fact that we need to drink water at least once every three days. Railton calls these objective conditions for the surviving and thriving of humans their 'objective interests'. Besides facts about humans themselves, there are facts about the<text:span text:style-name="T53">ir</text:span> existential conditions, for example their environment. <text:span text:style-name="T53">These conjunction of facts yield </text:span><text:span text:style-name="T30">facts </text:span>about <text:span text:style-name="T30">how effective </text:span>different human actions, choices, behaviors and strategie<text:span text:style-name="T30">s are at satisfying human needs.</text:span><text:span text:style-name="T82"> </text:span><text:span text:style-name="T83">Which</text:span><text:span text:style-name="T76"> substantive moral theory is </text:span><text:span text:style-name="T84">correct </text:span><text:span text:style-name="T76">depends on all these facts about human objective interests, existential conditions and alternative strategies. </text:span></text:p>
      <text:p text:style-name="P41"><text:tab/>Subjective beliefs and desires are secondary qualities, because they depend on, supervene <text:span text:style-name="T54">a</text:span> 'reduction basis'. This reduction basis consists of primary qualities like a person's constitution and circumstances, in other words, <text:span text:style-name="T54">the same things that</text:span> constitute a person's objective interests. So a person's subjective interests and desires supervene on the <text:span text:style-name="T54">factual </text:span>conditions that make up their objective interests. <text:span text:style-name="T54">But this does not mean that a</text:span> person's subjective interests necessarily reflect<text:span text:style-name="T54">s</text:span> their objective interests. <text:span text:style-name="T56">People</text:span> can believe or want things that are <text:span text:style-name="T1">not</text:span> in their objective interests! It is true that human interests exist at all because humans exist, and in this way the existence of objective human interests is dependent on the existence of humans. But <text:span text:style-name="T1">if</text:span> humans exist, then the <text:span text:style-name="T1">facts</text:span> about human interests are independent of humans' subjective beliefs and preferences. <text:span text:style-name="T54">T</text:span><text:span text:style-name="T39">he </text:span>independence <text:span text:style-name="T54">i.e.</text:span> objectivity of these interests mean that <text:span text:style-name="T1">all</text:span> human<text:span text:style-name="T54">s</text:span> have <text:span text:style-name="T5">in-principle</text:span><text:span text:style-name="T54"> </text:span><text:span text:style-name="T5">reasons</text:span><text:span text:style-name="T54"> to be motivated by and comply with them, regardless of differing beliefs and preferences. This </text:span>is precisely what gives <text:soft-page-break/>authority to <text:span text:style-name="T54">a morality based in objective values. It is </text:span>what guarantees a certain degree of compliance from every normal person <text:span text:style-name="T39">(</text:span>meaning <text:span text:style-name="T54">one</text:span> whose motivations do not deviate from the average organism's <text:span text:style-name="T30">desire t</text:span>o survive and thrive<text:span text:style-name="T39">). The authority of morality derives from it being strategic to comply with if one wants to satisfy one's objective interests, </text:span><text:span text:style-name="T55">some of which are universal to humans. </text:span><text:span text:style-name="T39">On</text:span> Railton's account, <text:span text:style-name="T54">o</text:span>bjective human needs are what gave birth to morality, <text:span text:style-name="T54">what </text:span>sustai<text:span text:style-name="T39">ns</text:span> it, give<text:span text:style-name="T39">s</text:span> it authority and ensure<text:span text:style-name="T39">s</text:span> compliance with it. We shall see later that <text:span text:style-name="T39">moral precepts may be conventionally adopted. But </text:span><text:span text:style-name="T54">their</text:span><text:span text:style-name="T39"> </text:span><text:span text:style-name="T6">authority</text:span><text:span text:style-name="T39"> </text:span><text:span text:style-name="T54">is derived </text:span><text:span text:style-name="T39">from </text:span><text:span text:style-name="T1">convention-independent</text:span> <text:span text:style-name="T39">values. </text:span><text:span text:style-name="T128">It is this objectivity that helps naturalism sidestep relativism.</text:span><text:span text:style-name="T39"> </text:span>“<text:span text:style-name="T39">[T]</text:span>o whatever extent specific moral rules and principles are products of convention, their claim to authority relies on some standards that are not products of convention.”<text:note text:id="ftn4" text:note-class="footnote"><text:note-citation>5</text:note-citation><text:note-body><text:p text:style-name="Footnote"><text:s/>Sayre-McCord</text:p></text:note-body></text:note> <text:span text:style-name="T39">It follows that j</text:span>udgments about what is in our objective interests are truth-a<text:span text:style-name="T133">pt— </text:span>they can be true or false.</text:p>
      <text:h text:style-name="P11" text:outline-level="2"><text:bookmark-start text:name="__RefHeading___Toc1572_3048650938"/><text:span text:style-name="T91">Theory</text:span>: Nonmoral Good<text:bookmark-end text:name="__RefHeading___Toc1572_3048650938"/></text:h>
      <text:p text:style-name="P34"><text:tab/>From the facts that there exist objective interests, subjective interests, and that the two do not always <text:span text:style-name="T57">agree</text:span>, Railton begins his theorizing. He introduces the notion of "objectified subjective interest'. A person's subjective beliefs and wants can align more or less with their objective interests. <text:span text:style-name="T57">W</text:span>hen the two align, Railton calls this objectified subjective interests. Railton suggests that objective interests can be found by conceiving the desires and interests of a person in an idealized state, i.e. with full knowledge of circumstances, full self-knowledge, full reasoning capacity, mental and emotional clarity for rational decision-making... Objective interests are what such a perfect version of a person would want for the imperfect version of themselves that they are. The idea is that an omniscient, omnipotent, self-interested <text:span text:style-name="T58">version of </text:span>you would know what is actually good for you. Th<text:span text:style-name="T57">is idea </text:span>would explain why many people fail to know or want what is actually good for them: they are <text:span text:style-name="T7">in fact</text:span> <text:span text:style-name="T1">not</text:span> omniscient, omnipotent, perfectly rational and emotionally calm… <text:span text:style-name="T57">So</text:span> objective interests are n<text:span text:style-name="T57">either</text:span> <text:span text:style-name="T57">essentially nor</text:span> categorically motivating (<text:span text:style-name="T62">so Railton is an </text:span>externalis<text:span text:style-name="T62">t</text:span> of motivation), nor are they necessarily knowable. </text:p>
      <text:p text:style-name="P37"><text:tab/>Railton then defines an individual's nonmoral good in terms of this idea of objective interest: <text:s/><text:span text:style-name="T76">“X is non-morally good for A if and only if X would satisfy an objective interest of A.”</text:span><text:span text:style-name="T76"><text:note text:id="ftn0" text:note-class="footnote"><text:note-citation>6</text:note-citation><text:note-body><text:p text:style-name="Footnote"><text:s/><text:span text:style-name="T58">Railton 176</text:span></text:p></text:note-body></text:note></text:span></text:p>
      <text:p text:style-name="P20">He also <text:span text:style-name="T58">extends this</text:span> definition <text:span text:style-name="T58">to </text:span>define an intrinsic nonmoral good. <text:span text:style-name="T58">The addition is simply that the objective interest is good in itself </text:span>without reference to other <text:span text:style-name="T58">objective interests. The value of an intrinsic good basic i.e. it is not derivative of other goods. </text:span>Both definitions are naturalistic because they are in terms of objective interests, which consist of naturalistic properties and facts, as previously mentioned. They are Railton's moral 'hypotheses'. They must be shown to explain i.e. accurately describe and predict moral phenomena. So let us derive the observations to be expected, if <text:span text:style-name="T59">the hypothesis of nonmoral good is</text:span> true, and compare them with actual observations.</text:p>
      <text:h text:style-name="P11" text:outline-level="2"><text:bookmark-start text:name="__RefHeading___Toc1574_3048650938"/><text:soft-page-break/>Expectations<text:bookmark-end text:name="__RefHeading___Toc1574_3048650938"/></text:h>
      <text:p text:style-name="P21"><text:tab/>What is nonmorally good for an individual is <text:span text:style-name="T60">basically</text:span> what is conducive to the survival and <text:span text:style-name="T60">thriving of their organism and species. </text:span>Add to this the fact that emotions are what move us, what motivate us, towards or away from some goal or means. Taking the two together, it is likely that humans <text:span text:style-name="T60">would </text:span>have evolved the trait to be motivated by and feel positively towards their objective interests, <text:span text:style-name="T60">because such individuals</text:span> would have survived more often than individuals who were averse to pursuing their objective interests. The former's descendants, current humans, would have inherited these emotional and motivational dispositions. So we expect to observe that current human beings tend to feel positively towards and be motivated by their objective interests. That is, we expect to observe that people will be happier and more satisfied, the more their objective interests are satisfied, and the more their subjective desires and beliefs align with their nonmoral good (consequently <text:span text:style-name="T60">that they </text:span>pursue their nonmoral good more often). Actual observations seem to confirm these expectations: <text:span text:style-name="T61">Social studies show that p</text:span>eople who have their basic <text:span text:style-name="T61">objective interests </text:span>covered, i.e. sustenance, housing, security, <text:span text:style-name="T61">are</text:span> happier tha<text:span text:style-name="T61">n</text:span> people who don't have such basic needs covered and constantly worry about them. Addicts are people who subjectively desire things that aren't good for them, and they seem on average to be less happy than non-addicts. Addictions are an example of desires contrary to what is nonmorally good for a human, and this is a phenomenon expected by Railton's defining nonmoral good as independent of subjective desires. So people's motivations often, but not always, align with their nonmoral good. <text:span text:style-name="T62">These observations bear out Railton’s claim that</text:span> nonmoral good is not <text:span text:style-name="T62">essentially or </text:span>categorically motivating. </text:p>
      <text:p text:style-name="P42"><text:tab/>In this connection, <text:span text:style-name="T62">an important </text:span>observ<text:span text:style-name="T62">ation is</text:span> that when people's <text:span text:style-name="T1">beliefs</text:span> about what is good for them changes, their motivations also change. So motivation also depends on beliefs about nonmoral good, not nonmoral good alone. But nonmoral good <text:span text:style-name="T62">is also</text:span> independent of subjective beliefs. What is nonmorally good for us is a matter of fact, not subjective belief. <text:span text:style-name="T62">J</text:span>udgments about nonmoral good are truth-apt. This implies that we can expect to observe <text:span text:style-name="T62">instances of </text:span>people <text:span text:style-name="T62">having</text:span> false beliefs about what is actually good for them, which in turn motivates them away from their nonmoral good. This expectation is confirmed by observation. For example, <text:span text:style-name="T62">people</text:span> can be mistaken about what a healthy diet consists in, and are consequently motivated to follow a diet that <text:span text:style-name="T62">perpetuates their disease</text:span>. <text:span text:style-name="T62">So in many cases, </text:span>people are motivated to pursue what they <text:span text:style-name="T1">believe</text:span> is nonmorally good for them, not necessarily what <text:span text:style-name="T1">is</text:span> nonmorally good for them. <text:span text:style-name="T63">S</text:span>ubjective interests <text:span text:style-name="T63">do </text:span>often align (approximately) with nonmoral good, <text:span text:style-name="T63">however, a</text:span>nd nonmoral good is determined by the reduction basis (the natural properties and facts <text:span text:style-name="T63">of the</text:span> person and situation). <text:span text:style-name="T63">SO</text:span> people with similar reduction bases can be expected to have similar subjective interests. This expectation is confirmed by observation: Subjective interests <text:span text:style-name="T63">arez</text:span> most similar in areas of life where people's objective interests most overlap <text:span text:style-name="T63">i.e. </text:span>basic needs such as food, shelter, security… <text:span text:style-name="T63">Similar p</text:span>eople tend to share preferences or <text:span text:style-name="T142">patterns of behavior and decision-making, </text:span><text:span text:style-name="T63">e.g. people </text:span>who share similar constitutions i.e. personality, health, sex <text:span text:style-name="T142">or</text:span> similar situations i.e. background, environment, socioeconomic status, culture... <text:span text:style-name="T63">For example,</text:span> physically gifted <text:soft-page-break/>people <text:span text:style-name="T63">often </text:span>become athletes, technically gifted people become engineers, agreeable people go into careers that focus on nurturing <text:span text:style-name="T63">others...</text:span></text:p>
      <text:h text:style-name="P11" text:outline-level="2"><text:bookmark-start text:name="__RefHeading___Toc1576_3048650938"/>Evaluation<text:bookmark-end text:name="__RefHeading___Toc1576_3048650938"/></text:h>
      <text:p text:style-name="P21"><text:tab/>These are a few examples of observations that confirm Railton's hypothesis <text:span text:style-name="T64">i.e. </text:span>naturalistic definition of nonmoral good. Since nonmoral good accurately describes and predicts the<text:span text:style-name="T64">m, </text:span>we can say that the <text:span text:style-name="T64">natural </text:span>property of nonmoral good <text:span text:style-name="T64">explains </text:span>moral phenomena <text:span text:style-name="T64">well </text:span>and that it therefore exists. Here Railton points out a potential objection to his hypothesis: The property of nonmoral good is constituted by a reduction basis. <text:span text:style-name="T64">I</text:span>sn't the notion of nonmoral good redundant <text:span text:style-name="T64">then</text:span>? Isn't the explanatory work actually being carried out by these other, more basic natural properties and facts of the reduction basis? To this Railton responds that an explanation is not made less useful by the fact that it is reducible to more basic phenomena. Chemistry is reducible to Physics, and chemical notions reducible to physical notions. But this doesn't make Chemistry any less useful and elucidating, and it doesn't make us think of Chemistry as any less real. We consider chemical properties and facts real, because they indeed describe and predict phenomena reliably, just on a level of analysis higher than physics. You could say chemical explanations abbreviate physical explanations so that we can get more work done. Chemical terms consist of clusters of physical phenomena, and are used instead so that one doesn't need to go through these longer lists of constituent physical phenomena every time. In the same way, moral terms, for example Railton's nonmoral goodness, consist of more basic natural properties and facts, but are still useful and real. </text:p>
      <text:p text:style-name="P38"><text:tab/>Railton then points out an advantage of his hypothesis over alternatives: Moral phenomena cannot be exhaustively explained by subjective interests alone. Examples were given above where people could be disadvantaged by their own subjective values, beliefs and desires, where they 'ought' to do otherwise than their subjective interests would tell them. Any theory that lacks an objective standard for what is in people's interests (such as Railton's nonmoral good) gives <text:span text:style-name="T65">an </text:span>incomplete and superficial explanation of social phenomena. Even more importantly, a lack of a convention-independent standard of value leaves morality without authority, as we have mentioned. An objective, independent standard of value generates<text:span text:style-name="T1"> reasons to act</text:span><text:span text:style-name="T67"> that are authoritative </text:span><text:span text:style-name="T68">and compelling regardless of </text:span><text:span text:style-name="T67">subjective desires and beliefs</text:span>, <text:span text:style-name="T66">what are called</text:span><text:span text:style-name="T65"> </text:span><text:span text:style-name="T8">normative facts</text:span><text:span text:style-name="T65">. </text:span>"Thus emerges the possibility of saying that facts exist about what individuals have reason to do, facts that may be substantially independent of, and more normatively compelling than, an agent’s occurrent conception of his reasons."<text:note text:id="ftn5" text:note-class="footnote"><text:note-citation>7</text:note-citation><text:note-body><text:p text:style-name="Footnote"><text:s/>Railton 189</text:p></text:note-body></text:note> Normative facts <text:span text:style-name="T92">are not necessarily motivating, </text:span><text:span text:style-name="T100">however i.e. </text:span><text:span text:style-name="T92">Railton </text:span><text:span text:style-name="T100">is an</text:span><text:span text:style-name="T92"> externalis</text:span><text:span text:style-name="T100">t of motivation</text:span><text:span text:style-name="T92">. </text:span>For example, facts about what is objectively good for you are not motivating if you do not believe them. <text:span text:style-name="T92">But </text:span><text:span text:style-name="T10">if </text:span><text:span text:style-name="T92">you did believe them, you </text:span><text:span text:style-name="T10">would </text:span><text:span text:style-name="T92">be motivated by them (though not necessarily overridingly). </text:span><text:span text:style-name="T93">Normative facts are </text:span><text:span text:style-name="T12">in-principle</text:span><text:span text:style-name="T94">, or</text:span><text:span text:style-name="T11"> ‘hypothetically necessarily’, </text:span><text:span text:style-name="T93">motivating. </text:span><text:span text:style-name="T100">This brings us to </text:span><text:span text:style-name="T103">an important objection:</text:span><text:span text:style-name="T100"> the </text:span><text:span text:style-name="T3">e</text:span><text:span text:style-name="T1">pistemic</text:span> is-ought distinction. <text:span text:style-name="T103">It </text:span>claim<text:span text:style-name="T103">s</text:span> non-cognitivism, that is, that moral judgments are not cognitive <text:soft-page-break/>like factual or logical judgments. This means that moral judgments are neither descriptions nor truth-apt. Railton claims that there are moral judgements that are indeed facts, namely the normative facts, <text:span text:style-name="T98">so </text:span>he must refute this argument for non-cognitivism. He must show that there is no such difference in epistemic kind which prevents value judgments from being factual statements, that both are cognitive. Let's see how Railton deals with two of the most important arguments for an epistemic is-ought distinction. </text:p>
      <text:p text:style-name="P45"><text:tab/>The first objection claims that factual and logical judgments are characterized by instrumental rationality, <text:span text:style-name="T1">without</text:span> any presupposed ends or a value system. By contrast, value judgments <text:span text:style-name="T1">do</text:span> presuppose ends or a value system. <text:span text:style-name="T98">Their cite as</text:span> evidence the observation that two equally rational people can disagree about values. This implies that rational arguments do not apply to disagreements about value. They cannot decide disagreements of value, because the problem lies not in <text:span text:style-name="T98">a difference of instrumental </text:span>means, but a difference in presupposed ends. <text:span text:style-name="T32">N</text:span>o amount of factual or logical arguments can put a dent in a difference <text:span text:style-name="T99">of </text:span>values. Railton responds that this argument is treating values, or presupposed ends, like subjective preferences without basis in any objective standard. But as we have seen on Railton's account, subjective interests supervene on objective interests, and the latter are a matter of fact, not preference. Disagreements can then be reduced to a common basis of normative facts, which consist both of facts about what is instrumentally rational to do (which this epistemic is-ought argument concedes are common to disagreeing parties), and facts about which <text:span text:style-name="T99">values</text:span> are rational to pursue. This second class of facts are the value judgments in question. Value judgments are s<text:span text:style-name="T99">till </text:span>facts, <text:span text:style-name="T99">the subset of </text:span>facts about what can <text:span text:style-name="T1">in-principle</text:span> motivate humans, given that all human (for the most part) share the goal of surviving and thriving, <text:span text:style-name="T99">and</text:span> that all humans are i<text:span text:style-name="T99">nnately </text:span>motivated to be rational in the extended sense. <text:span text:style-name="T99">V</text:span>alue judgments are facts about which subjective interests have high probability of approximating nonmoral good- <text:span text:style-name="T99">they </text:span>are <text:span text:style-name="T1">predictive </text:span><text:span text:style-name="T14">or</text:span><text:span text:style-name="T1"> hypothetical</text:span> facts, rather than actual facts. </text:p>
      <text:p text:style-name="P21"><text:tab/>The second objection comes from Hume. Hume claimed that moral facts, if they exist<text:span text:style-name="T101">ed</text:span>, would be essentially practical i.e. motivating (internalism of motivation), though not necessarily overridingly motivating. By contrast, Hume claimed that nonmoral facts are <text:span text:style-name="T1">not</text:span> essentially motivating. Therefore, moral and nonmoral facts cannot be of the same kind. Railton, being an externalist of motivation, simply rejects th<text:span text:style-name="T100">e</text:span> claim that moral facts i.e. normative facts would necessarily be motivating if they existed. And his account, as we have presented it until now, has attempted to show that normative facts need not be essentially motivating to retain their authority. People have reason to pursue or do what is rational, whether they subjectively want to in their current state or not. Again, moral facts are facts about what would <text:span text:style-name="T1">in-principle</text:span> motivate people. <text:span text:style-name="T33">I</text:span>n conclusion, there is no epistemic <text:span text:style-name="T101">i</text:span>s-ought distinction, Railton argues. Moral judgments are cognitive and are <text:span text:style-name="T1">subset</text:span> of factual judgments.</text:p>
      <text:h text:style-name="P7" text:outline-level="1"><text:bookmark-start text:name="__RefHeading___Toc1578_3048650938"/><text:soft-page-break/><text:span text:style-name="T137">4. </text:span>Individual Rationality<text:bookmark-end text:name="__RefHeading___Toc1578_3048650938"/></text:h>
      <text:p text:style-name="P22"><text:span text:style-name="T104"><text:tab/>W</text:span><text:span text:style-name="T101">e have only talked about what is </text:span><text:span text:style-name="T15">factually</text:span><text:span text:style-name="T101"> in someone's interests </text:span><text:span text:style-name="T102">so far. </text:span><text:span text:style-name="T104">What about what humans ‘ought’ to do? </text:span><text:span text:style-name="T105">As seen, </text:span>'ought' statements are a <text:span text:style-name="T1">subset</text:span> of 'is' statements <text:span text:style-name="T105">for Railton.</text:span> 'Ought' statements are merely explanations of the instrumentally rational thing to do in <text:span text:style-name="T1">contexts with presupposed ends</text:span>. Both the presupposed ends and the instrumental means can be expressed in terms of natural properties or facts. Hence, 'ought' statements can also be formulated as 'is' statements. Railton calls 'ought' statements criterial explanations, because they explain something in relation to some criterion, the presupposed end. The<text:span text:style-name="T71">ir</text:span> factual nature and explanatory function is clear by the fact that ought statements <text:span text:style-name="T71">can be expressed as </text:span><text:span text:style-name="T1">conditional</text:span> statements. For example, 'Houses ought to be well isolated' is an explanation relative to the criterion of 'keeping warm', a naturalistic criterion. Th<text:span text:style-name="T71">is</text:span> <text:span text:style-name="T71">ought statement</text:span> abbreviates the conditional statement: "<text:span text:style-name="T1">If</text:span> one wants to keep warm, then the instrumentally rational thing to do is to build well-isolated houses." Humans 'ought' to do what is nonmorally good for them (<text:span text:style-name="T1">if</text:span> they want to survive and thrive). They should choose means that are conducive to their nonmoral good. How do they do this? This is where Railton introduces a second important biological fact: <text:span text:style-name="T24">humans</text:span> have feedback mechanisms.</text:p>
      <text:h text:style-name="P11" text:outline-level="2"><text:bookmark-start text:name="__RefHeading___Toc1580_3048650938"/>Fact: Feedback mechanisms<text:bookmark-end text:name="__RefHeading___Toc1580_3048650938"/></text:h>
      <text:p text:style-name="P23"><text:tab/>"Humans are creatures motivated primarily by wants rather than instincts."<text:note text:id="ftn6" text:note-class="footnote"><text:note-citation>8</text:note-citation><text:note-body><text:p text:style-name="Footnote"><text:s/>Railton <text:span text:style-name="T41">181</text:span></text:p></text:note-body></text:note> And <text:span text:style-name="T72">they </text:span>tend to want things that feel pleasurable, and avoid things that feel painful. This is a feedback mechanism, and it is not a rationally guided process. It is merely a process of stimulus-response conditioning. The more immediate and intense the stimulus, the stronger a certain response is conditioned into a person. <text:span text:style-name="T73">The more immediate the effect, the more it is associated with what immediately precedes it, a response to which is conditioned. </text:span>As mentioned, evolution would have ensured that humans were motivated to pursue what was conducive to <text:span text:style-name="T73">our</text:span> survival and thriving. It did this by making what is objectively good for us pleasurable, and what is not objectively good for us painful. So by the aforementioned feedback mechanism, we tend to repeatedly choose or do things that are objectively good for us, and tend to stop choosing or doing things that are objectively bad for us. Over time, by trial and error, our desires and motivations get updated and adjusted to better fit with our objective interests. </text:p>
      <text:p text:style-name="P43"><text:tab/>Feedback mechanisms guide our motivations towards our objective interests; they make us sensitive to what is objectively good for us. <text:span text:style-name="T73">So they</text:span> are one of the ways in which we have epistemological access to our nonmoral good. Without <text:span text:style-name="T73">them, we would</text:span> be aiming at achievements that either make no difference or outright leads to our downfall. But feedback mechanisms are <text:span text:style-name="T73">also </text:span>fallible. They function on the basis of <text:span text:style-name="T67">feelings</text:span> of pleasure and pain. But <text:span text:style-name="T73">such feelings are</text:span> not always in accordance with our objective interests. Furthermore, <text:span text:style-name="T73">they</text:span> are very programmable, by factors such as habituation, upbringing, culture, <text:span text:style-name="T73">social pressure… </text:span>The consequence of this programmability is that <text:soft-page-break/>humans can be trained to want many different things, including things that are bad for them. Flexibility isn't always a good thing, in gives more room to being misled. Another very clear disadvantage of this, <text:span text:style-name="T73">and</text:span> evolved traits <text:span text:style-name="T73">in general,</text:span> is the subordination of long-term needs to short-term needs. Evolution would have always favored actions and choices that guaranteed the immediate survival of an organism, potentially at the cost of longer term thrivin<text:span text:style-name="T134">g— t</text:span>here is no future without a present. For example, organisms only needed to survive long enough to reproduce. What happens after successful reproduction is of no concern to evolution. This produced the human propensity towards instant gratification. But what is instantly gratifying may not be objectively good for us in the long run. Typical examples of this are health vices such as smoking, drinking, overeating...</text:p>
      <text:h text:style-name="P10" text:outline-level="2"><text:bookmark-start text:name="__RefHeading___Toc1582_3048650938"/><text:span text:style-name="T31">Theory</text:span>: Extended Individual Rationality<text:bookmark-end text:name="__RefHeading___Toc1582_3048650938"/></text:h>
      <text:p text:style-name="P24"><text:span text:style-name="T76"><text:tab/>So humans 'ought' to pursue what is in their objective interests, and they most often do this </text:span><text:span text:style-name="T77">non</text:span><text:span text:style-name="T76">deliberately via feedback mechanisms. Feedback mechanisms work for the mos</text:span>t part, and allow humans to increasingly pursue and satisfy their objective interests throughout life. In other words, feedback mechanisms make humans increasingly <text:span text:style-name="T1">efficient</text:span> at attaining their objective interests. Efficiency in achieving nonmoral good involves two distinct and equally necessary tasks: aiming at the right ends, and choosing the most instrumentally rational means <text:span text:style-name="T75">to these ends.</text:span> The person must both want what is actually good for them, and choose the most efficient means to these ends. The feedback mechanism works on both parts. Through feedback, humans adjust both their wants and behaviors i.e. means. This is where Railton introduces <text:span text:style-name="T75">his</text:span> notion <text:span text:style-name="T75">of E</text:span>xtended Individual Rationality, <text:span text:style-name="T75">from now on called individual rationality for short. It is the dual human capacity to </text:span>aim at objectively good ends, and choos<text:span text:style-name="T75">e </text:span>the most efficient means to these ends. A complete form of rationality must include both a capacities.<text:span text:style-name="T75"> I</text:span>ndividual rationality c<text:span text:style-name="T75">an</text:span> be implemented <text:span text:style-name="T75">by </text:span>feedback mechanisms. This is one of its <text:span text:style-name="T74">non</text:span>deliberate instantiations. But individual rationality can also be implemented by conscious deliberation. So <text:span text:style-name="T88">the concept of individual rationality </text:span><text:span text:style-name="T9">phenomenally</text:span><text:span text:style-name="T88"> exceeds</text:span> feedback mechanisms. Not only that, <text:span text:style-name="T88">its</text:span> explanatory power exceeds that of feedback mechanisms. The feedback mechanism only tells us that a certain behavior has been reinforced or discouraged because it felt pleasurable or painful. The notion of individual rationality adds that feedback mechanisms produced certain results and not others, <text:span text:style-name="T1">because</text:span> the former are conducive to the individual's nonmoral good. That is, individual rationality is a criterial explanation, because it refers to a presupposed end, that of humans wanting to survive and thrive. Individual rationality, defined as efficiency in achieving nonmoral good, is a naturalized criterion. A naturalized criterion is empirically verifiable, and it doesn't get much more empirical than a<text:span text:style-name="T88">n ‘engineering’ concept like</text:span> efficiency. Given the specified goal of biological survival and thriving, it is empirically verifiable whether or not this goal is achieved, and whether the means used more or less resources, time...</text:p>
      <text:h text:style-name="P11" text:outline-level="2"><text:bookmark-start text:name="__RefHeading___Toc1584_3048650938"/><text:soft-page-break/><text:span text:style-name="T90">Fact: </text:span>Motivational System<text:bookmark-end text:name="__RefHeading___Toc1584_3048650938"/></text:h>
      <text:p text:style-name="P25"><text:span text:style-name="T89"><text:tab/>N</text:span>ot only <text:span text:style-name="T89">does </text:span>individual rationality <text:span text:style-name="T89">have explanatory power, Railton claims that</text:span> <text:span text:style-name="T89">as a human capacity, rationality is </text:span>also intrinsically motivating. People are <text:span text:style-name="T1">concerned</text:span> about being rational. <text:span text:style-name="T90">R</text:span>ationality has this pull on people in and of itself, not based on explanatory power. This is due to a <text:span text:style-name="T90">third</text:span> biological fact: both deliberate and <text:span text:style-name="T74">non</text:span>deliberate <text:span text:style-name="T1">mechanisms for approximating rationality are anchored in the human motivational system</text:span>. <text:span text:style-name="T40">This</text:span> makes sense from an evolutionary perspective- <text:span text:style-name="T90">i</text:span>t is empirical evidence confirming our earlier argument that evolution would have programmed into people emotional and motivational dispositions conducive to the satisfaction of their objective interests i.e. rational dispositions. In other words, evolution would have ensured a systemic connection between motivation and rationality. <text:span text:style-name="T90">To summarize, </text:span>individual rationality is both explanatory and normative. Importantly, its explanatory power does not necessarily imply its normative force. A notion can be explanatory without also having normative force. It is an additional feature distinct to Railton's account, that individual rationality should also has normative force and this due to its being based in the human motivational system. This is how individual rationality goes from being naturalistically defined as a strictly explanatory criterion, to being a normative criterion which genuinely motivates. What is initially purely descriptive becomes regulative, given that the context of human life presupposes <text:span text:style-name="T90">a </text:span>nonmoral good.</text:p>
      <text:h text:style-name="P12" text:outline-level="2"><text:bookmark-start text:name="__RefHeading___Toc1586_3048650938"/><text:span text:style-name="T90">Theory: Normative Force</text:span><text:bookmark-end text:name="__RefHeading___Toc1586_3048650938"/></text:h>
      <text:p text:style-name="P26"><text:tab/>We have now accounted for the source of the normative force of rationality, namely its factual anchoring in the motivational system. This is where Railton extrapolates and claims that the normative force of rationality is that which gives normative force to normative facts <text:span text:style-name="T1">in general</text:span>. This is his third hypothesis, that <text:span text:style-name="T1">rationality's anchoring in the motivational system is the source of all normative force</text:span>! Any normative fact, if it indeed has normative force, derives it from the in<text:span text:style-name="T92">nate </text:span>human motivation to be rational. We previously mentioned that the existence of an objective standard of value, i.e. nonmoral good, gave rise to normative facts, facts about what individuals have reason to do that are independent of their subjective desires and beliefs. There, the normative facts enabled by nonmoral good were restricted to facts about which ends are rational to pursue. Extended individual rationality expands this realm of normative facts to include facts about instrumentally rational means. So normative facts include both facts about rational ends and rational means. <text:span text:style-name="T92">Being thus based in rationality,</text:span> <text:span text:style-name="T92">normative facts </text:span>can leverage the normative force of rationality. This is Railton's reasoning for his theory, that normative facts derive their normative force from <text:span text:style-name="T92">humans’</text:span> <text:span text:style-name="T92">innate </text:span>motivation to be rational in the extended sense. </text:p>
      <text:p text:style-name="P26"/>
      <text:h text:style-name="P13" text:outline-level="2"><text:bookmark-start text:name="__RefHeading___Toc1588_3048650938"/><text:soft-page-break/>Expectations<text:bookmark-end text:name="__RefHeading___Toc1588_3048650938"/></text:h>
      <text:p text:style-name="P35"><text:span text:style-name="T35">What observed phenomena can be explained in terms of individual rationality? Individual rationality can explain all learning. Why did the child eventually learn to delay gratification? Because it pays off in the long run i.e. it was more rational. How did the child do this? By the human feedback mechanism, which aims at rationality and optimizes for it. Individual rationality can explain why people's goals and preferences change over time. </text:span><text:span text:style-name="T95">Many people </text:span><text:span text:style-name="T35">say that their priorities changed as they got older. They became wiser, more rational in their desires and motivations. </text:span><text:span text:style-name="T140">For the most part, w</text:span><text:span text:style-name="T35">e can expect that people tend to become more efficient as they gain experience. This can be because </text:span><text:span text:style-name="T96">they gain knowledge</text:span><text:span text:style-name="T35"> with which to make increasingly rational deliberations. Or it can be that experience has conditioned </text:span><text:span text:style-name="T96">them </text:span><text:span text:style-name="T35">towards more rational behavior </text:span><text:span text:style-name="T96">unconsciously, </text:span><text:span text:style-name="T35">through the feedback mechanism. We can expect that rationality is most fostered in areas where feedback is clear and immediate. We can expect that the more rational a person is (i.e. the more the</text:span><text:span text:style-name="T96">y can control their irrational desires and </text:span><text:span text:style-name="T35">the better </text:span><text:span text:style-name="T96">judgment they have about means</text:span><text:span text:style-name="T35">), the more </text:span><text:span text:style-name="T96">they will satisfy their objective interests i.e. the more satisfied they will be</text:span><text:span text:style-name="T35">. We can expect that what is good for someone is best known by that person themselves. This is because the feedback mechanism teaches individuals about their </text:span><text:span text:style-name="T2">own</text:span><text:span text:style-name="T35"> needs </text:span><text:span text:style-name="T96">and what works for </text:span><text:span text:style-name="T13">them</text:span><text:span text:style-name="T96">.</text:span><text:span text:style-name="T35"> It does not teach them </text:span><text:span text:style-name="T96">what </text:span><text:span text:style-name="T13">others</text:span><text:span text:style-name="T96"> need or what works for others.</text:span><text:span text:style-name="T35"> If </text:span>individual rationality <text:span text:style-name="T35">is indeed normative and in-principle motivating for humans,</text:span> what observations can we expect? We can expect that people most often <text:span text:style-name="T1">try</text:span> to be as rational as they can be. <text:span text:style-name="T35">They will be motivated by what they </text:span><text:span text:style-name="T2">believe</text:span><text:span text:style-name="T35"> to be rational. </text:span><text:span text:style-name="T36">The </text:span><text:span text:style-name="T96">innate drive to be rational </text:span><text:span text:style-name="T36">can explain why</text:span> <text:span text:style-name="T96">people upon deliberation usually </text:span><text:span text:style-name="T36">choose the more rational option. T</text:span>hey aim at this because they (most often) want what is best for themselves, and believe this is what they need. All of these attempts are of course potentially hindered by other human traits such as contrary emotions, dysfunctional regulatory systems... But this preference for rationality implies that rational choices tend to win out; rationality tends to be reinforced in a person and become dominant over time. <text:span text:style-name="T35">All these expectations </text:span><text:span text:style-name="T96">about the optimal conditions for rationality and its innate motivating force </text:span><text:span text:style-name="T35">are, according to Railton's preliminary analysis, borne out by actual observations. </text:span></text:p>
      <text:h text:style-name="P9" text:outline-level="2"><text:bookmark-start text:name="__RefHeading___Toc1590_3048650938"/>Evaluation<text:bookmark-end text:name="__RefHeading___Toc1590_3048650938"/></text:h>
      <text:p text:style-name="P27"><text:span text:style-name="T135"><text:tab/>T</text:span><text:span text:style-name="T97">he existence of rationality </text:span><text:span text:style-name="T135">isn’t usually doubted</text:span><text:span text:style-name="T97">, but the existen</text:span><text:span text:style-name="T86">ce </text:span><text:span text:style-name="T87">of distinctly </text:span><text:span text:style-name="T20">normative</text:span><text:span text:style-name="T87"> motivation is. </text:span><text:span text:style-name="T86">Railton presents the fact that the human capacity for rationa</text:span><text:span text:style-name="T97">lity is </text:span><text:span text:style-name="T139">innately motivating</text:span><text:span text:style-name="T97">, </text:span><text:span text:style-name="T135">due to its anchoring in the motivational system.</text:span><text:span text:style-name="T97"> The advantage of using rationality in this way is that rationality’s existence </text:span><text:span text:style-name="T135">can be used </text:span><text:span text:style-name="T97">to prove </text:span><text:span text:style-name="T135">the </text:span><text:span text:style-name="T97">existence </text:span><text:span text:style-name="T135">of a source of motivation that is independent of subjective desires. </text:span>Any moral skeptic who believes in the existence of human rationality, but not in the normative force of that selfsame rationality, is simply empirically mistaken. There is another very important implication: <text:span text:style-name="T97">N</text:span>ormative facts based in <text:span text:style-name="T135">individual rationality</text:span> can bridge the empirical-normative gap. Normative facts are empirically based in the objective interests of humans: <text:span text:style-name="T97">e</text:span>verything conducive to survival and thriving is <text:span text:style-name="T1">valued by humans</text:span>, and this is a biological <text:span text:style-name="T1">fact</text:span>, not some invented <text:soft-page-break/>metaphysical value. In turn, sensitivity to <text:span text:style-name="T97">objective interests and instrumentally rational means to them </text:span>ha<text:span text:style-name="T97">ve</text:span> been built into humans via feedback mechanisms and deliberate rationality. An i<text:span text:style-name="T97">nnate</text:span> motivation to accord with these facts was also built into the human motivational system. <text:span text:style-name="T97">So n</text:span>ormative facts, epistemological access to them and motivation to accord with them are all grounded in human biology <text:span text:style-name="T98">and environment</text:span>. Values, both primary i.e. nonmoral good, and derivative i.e. individual rationality, have a factual basis in human biology and environment. In other words, there is no ontological distinction between values and facts; both are based in natural phenomena.</text:p>
      <text:h text:style-name="P7" text:outline-level="1"><text:bookmark-start text:name="__RefHeading___Toc1592_3048650938"/><text:span text:style-name="T137">5. </text:span>Social rationality<text:bookmark-end text:name="__RefHeading___Toc1592_3048650938"/></text:h>
      <text:h text:style-name="P11" text:outline-level="2"><text:bookmark-start text:name="__RefHeading___Toc1594_3048650938"/>Fact: Morality's scope<text:bookmark-end text:name="__RefHeading___Toc1594_3048650938"/></text:h>
      <text:p text:style-name="P16"><text:tab/>So far, we have accounted for individuals; their objective interests, the capacities which enable them to learn about and approximate these (feedback mechanisms and rationality), and derivatively, facts about what can in-principle motivate them. We have thus accounted for <text:span text:style-name="T16">individual</text:span><text:span text:style-name="T106"> normativity, </text:span>what can give <text:span text:style-name="T67">individuals</text:span> reasons to act that <text:span text:style-name="T106">are</text:span> independent of their subjective desires and beliefs. This is an indispensable element of morality, that moral concerns be authoritative, compelling and compliance-inducing despite competing <text:span text:style-name="T106">subjective </text:span>concerns. But normativity alone is not sufficient for values or norms to count as distinctively moral. One additional element is required, namely the social element. The scope of morality is social interaction. The problem of morality is to find out how people should interact with and behave towards one another, either when living in close proximity or when actively associating with one another. That the social is the scope of morality is not a natural fact per se. It is merely convention that <text:span text:style-name="T106">we</text:span> call social prescriptions and their study 'morality'. But it is a natural, <text:span text:style-name="T106">convention-independent</text:span> fact that social phenomena exist, that humans inevitably interact with each other and other species. The possibility of studying this group of phenomena, then, is a<text:span text:style-name="T106">lso</text:span> convention-independent. Whether or not it is called morality is irrelevant. Morality is simply the name given to the study of social phenomena, more specifically the study of systems for regulating social behavior i.e. social prescriptions. The task of any morality is to come up with a set of norms, prescriptions, rules for social interaction and behavior.</text:p>
      <text:h text:style-name="P11" text:outline-level="2"><text:bookmark-start text:name="__RefHeading___Toc1596_3048650938"/><text:span text:style-name="T91">Theory</text:span>: Moral Rightness<text:bookmark-end text:name="__RefHeading___Toc1596_3048650938"/></text:h>
      <text:p text:style-name="P28"><text:tab/>Just as there are normative facts for individuals, so morality tries to establish <text:span text:style-name="T1">social</text:span> normative facts, facts <text:span text:style-name="T106">which give participants to an interaction reasons to act in a certain way, reasons to comply with certain social norms, that are independent of their subjective desires and beliefs. </text:span>“We thus may say that moral norms reflect a certain kind of rationality, rationality not from the point of view of any particular individual, but from what might be called a social point of view.”<text:note text:id="ftn7" text:note-class="footnote"><text:note-citation>9</text:note-citation><text:note-body><text:p text:style-name="Footnote"><text:span text:style-name="T41"><text:s/>R</text:span><text:span text:style-name="T21">ailton </text:span><text:span text:style-name="T41">190</text:span></text:p></text:note-body></text:note> Developing this idea, Railton specifies social rationality using the components of individual rationality, just applied to a <text:soft-page-break/>group instead of only one individual. The hope is that the normative force of individual rationality can be lent to social rationality, so that social norms can be as authoritative and motivational as normative facts <text:span text:style-name="T107">about individuals.</text:span> This is the beginning of his hypothesizing about morality, because he makes the assumption that facts about individuals can apply to groups in this way, that something said of an individual can be extrapolated to a group, of course with qualifications. <text:span text:style-name="T107">H</text:span>e also cites factual support for such a<text:span text:style-name="T107">ssumptions and qualifications.</text:span></text:p>
      <text:h text:style-name="P15" text:outline-level="3"><text:bookmark-start text:name="__RefHeading___Toc1598_3048650938"/>Social nonmoral good<text:bookmark-end text:name="__RefHeading___Toc1598_3048650938"/></text:h>
      <text:p text:style-name="P29"><text:tab/>Just as there is an objective nonmoral good for an individual, so there is an objective nonmoral good for a group of individuals. The objective good of a group is simply the aggregation of the individual members' nonmoral goods, <text:span text:style-name="T107">with the qualification </text:span>that individuals' interests are not completely independent from each other. There are interrelations and interdependencies between different individuals' interests. <text:span text:style-name="T107">For example, humans</text:span> would not only have evolved traits that benefited us individually, but also traits that benefited the human species as a collective. <text:span text:style-name="T107">We would not have evolved as </text:span>strictly self-interested, <text:span text:style-name="T107">but also as </text:span>caring <text:span text:style-name="T107">towards </text:span>our offspring, <text:span text:style-name="T107">say,</text:span> even though they cannot 'repay' us. Individuals who lacked inclination to cooperate and reciprocate might have been eliminated by the tribe, so that those who remained, and us their descendants, <text:span text:style-name="T107">have more empathy</text:span>. <text:span text:style-name="T107">The upshot is that </text:span>the aggregation of individuals' nonmoral goods would not amount to exact<text:span text:style-name="T107">ly the</text:span> sum of each individual’<text:span text:style-name="T107">s separate </text:span>interests. But social good is nonetheless the taking into consideration of every individual's nonmoral good. As evidence for th<text:span text:style-name="T107">is assumption </text:span>that the social <text:span text:style-name="T107">nonmoral </text:span>good is an aggregation of individuals' goods, Railton cites the historical trend that most of the different moralities from different cultures, throughout different times, have connected their norms, their codes of conduct, to human interests. Railton calls this the humanization trend. The various moralities, religious or not, advertised for their codes of conduct by claiming many benefits to their followers' interests, <text:span text:style-name="T107">importantly, </text:span>to <text:span text:style-name="T1">individuals'</text:span> interests. They promised <text:span text:style-name="T1">individuals</text:span> life after death, peace of mind, riches, the preserving of their possessions, luck and talent to their children...</text:p>
      <text:h text:style-name="P15" text:outline-level="3"><text:bookmark-start text:name="__RefHeading___Toc1600_3048650938"/>Impartiality<text:bookmark-end text:name="__RefHeading___Toc1600_3048650938"/></text:h>
      <text:p text:style-name="P30"><text:tab/>Like individual nonmoral good, social nonmoral good is also idealized. It is what we would know to be good <text:span text:style-name="T108">from a social </text:span><text:span text:style-name="T109">point of view</text:span><text:span text:style-name="T108">,</text:span> if we had full knowledge, were perfectly rational in our deliberations <text:span text:style-name="T108">etc.</text:span> An<text:span text:style-name="T108">other </text:span>idealized characteristic of social nonmoral good, not present in individual nonmoral good, is that of impartiality. <text:span text:style-name="T76">“</text:span><text:span text:style-name="T78">[Social rationality is] </text:span><text:span text:style-name="T76">what would be rationally approved of were the [objective] interests of </text:span><text:span text:style-name="T18">all potentially affected individuals counted equally</text:span><text:span text:style-name="T76"> under circumstances of full and vivid information”</text:span><text:span text:style-name="T76"><text:note text:id="ftn10" text:note-class="footnote"><text:note-citation>10</text:note-citation><text:note-body><text:p text:style-name="P6"><text:s/><text:span text:style-name="T108">Railton 190, </text:span><text:span text:style-name="T109">emphasis added</text:span></text:p></text:note-body></text:note></text:span><text:span text:style-name="T76"> </text:span>It is very important to note that <text:span text:style-name="T110">this</text:span> requirement of impartiality does <text:span text:style-name="T1">not</text:span> rest on a presupposition, such as modern ideas about human rights, intrinsic value of individuals, <text:span text:style-name="T110">liberalism.</text:span>.. Such an assumption would be inconsistent with the naturalist framework. The requirement of <text:span text:style-name="T110">i</text:span>mpartiality <text:span text:style-name="T110">derives from</text:span> the existential fact that nature does not discriminate: <text:soft-page-break/>Power can be possessed by anyone, and anyone who <text:span text:style-name="T1">can</text:span> fight for their own interests, <text:span text:style-name="T1">will</text:span>. Assuming that most parties <text:span text:style-name="T110">in an interaction </text:span>are capable of defending their own interests to a certain degree, the result is that everyone's interests are accounted for i.e. impartiality. Let us elaborate <text:span text:style-name="T110">on this fact of life</text:span>: Not only do humans inevitably interact, but they inevitably interact <text:span text:style-name="T1">competitively</text:span>. It is a biological fact that living organisms compete for resources, territory... Each species does not compete against all other species, only those with whom they share needs, leading to conflicts of interests. For example, plants only compete with other plant species that require the same nutrients. Species <text:span text:style-name="T110">that</text:span> require different nutrients can coexist and even form symbiotic relationships. Accordingly, humans have historically competed with one another in cases of conflicts of interest. Any party who was strong enough to defend and fight for their interests did so, thus <text:span text:style-name="T1">imposing</text:span> their demands upon others. Those who were strong enough just got their way completely by coercing others. <text:span text:style-name="T110">T</text:span>hose weaker could have banded together to <text:span text:style-name="T110">become </text:span>stronger. Where the power balance <text:span text:style-name="T110">is roughly</text:span> equal, parties to the conflicts of interest negotiat<text:span text:style-name="T110">e</text:span> with each other. Importantly, negotiations beg<text:span text:style-name="T110">i</text:span>n out of <text:span text:style-name="T1">necessity</text:span>, not out of fine moral feelings such as social justice or universal respect for rational autonomous agents. If the parties did not negotiate and reach an agreement that sufficiently satisfied all parties' interests, the war would go on where each party fought for their own interests by force rather than words. With this human existential condition in view, we specify the task of morality even further: to generate norms for social interaction and behavior that sufficiently satisfy the interests of the individuals or parties in interaction. Sufficiency is achieved when none of the parties to the interaction are motivated to instigate reforms of the norms. <text:span text:style-name="T110">This requirement has an implication: I</text:span>n order to satisfy every individual in a society, the norms must <text:span text:style-name="T110">sufficiently </text:span>satisfy <text:span text:style-name="T110">each and every individual’s</text:span> nonmoral good. Th<text:span text:style-name="T110">is </text:span>is another piece of factual support for the <text:span text:style-name="T110">hypothesis</text:span> that social nonmoral good is an aggregate of individual<text:span text:style-name="T110">s’</text:span> nonmoral goods.</text:p>
      <text:h text:style-name="P15" text:outline-level="3"><text:bookmark-start text:name="__RefHeading___Toc1602_3048650938"/>Social <text:span text:style-name="T34">Rationality</text:span><text:bookmark-end text:name="__RefHeading___Toc1602_3048650938"/></text:h>
      <text:p text:style-name="P31"><text:tab/>It follows that to satisfy individuals' nonmoral goods, <text:span text:style-name="T111">the adopted norms must allow</text:span> instrumentally rational <text:span text:style-name="T111">means </text:span>to these goods. So the second component of social rationality, just like in individual rationality, is instrumental rationality. Individuals can be instrumentally rational either deliberately, by conscious thinking and decision-making, or nondeliberately, by feedback mechanisms. Railton thinks that societies can be instrumentally rational in the same ways. People can make rational deliberations in a group <text:span text:style-name="T111">e.g. government.</text:span> And it is reasonable to suppose that feedback mechanisms also exist in societies, <text:span text:style-name="T111">however with </text:span>the qualification that social feedback would be less direct, immediate and reliable than individual feedback, since there are so many more <text:span text:style-name="T111">variables</text:span>, <text:span text:style-name="T111">some </text:span>potentially confounding. I<text:span text:style-name="T111">n</text:span> individuals, both the feedback is more direct and clear, and the following attempted interventions apply more directly and effectively. Social feedback mechanisms would thus be less effective than individual feedback mechanisms. Railton cites historical evidence for the existence of social feedback mechanisms. <text:span text:style-name="T25">T</text:span>he sensitivity to losses of entitlements, <text:span text:style-name="T136">or loss aversion, </text:span>is one such social feedback mechanism: "A common theme in the [historical] works cited in note 32 is that much social unrest is re-vindicative rather than revolutionary, since the discontent of long-suffering groups <text:soft-page-break/>often is galvanized into action only when customary entitlements are threatened or denied."<text:note text:id="ftn8" text:note-class="footnote"><text:note-citation>11</text:note-citation><text:note-body><text:p text:style-name="Footnote"><text:span text:style-name="T21"><text:s/>Railton </text:span><text:span text:style-name="T41">193</text:span></text:p></text:note-body></text:note><text:span text:style-name="T41"> </text:span><text:span text:style-name="T79">Just like extended individual rationality, </text:span><text:span text:style-name="T85">e</text:span><text:span text:style-name="T79">xtended </text:span><text:span text:style-name="T85">s</text:span><text:span text:style-name="T80">ocial </text:span><text:span text:style-name="T85">r</text:span><text:span text:style-name="T80">ationality </text:span><text:span text:style-name="T79">consists of </text:span><text:span text:style-name="T19">social</text:span><text:span text:style-name="T79"> nonmoral good and the instrumental rationality to achieve it. </text:span><text:span text:style-name="T80">Social rationality </text:span><text:span text:style-name="T79">is the definition which Railton gives for </text:span><text:span text:style-name="T80">moral rightness. That is morally right which is socially rational i.e. conducive to social nonmoral good. </text:span><text:span text:style-name="T79">What is conducive to social nonmoral good is determined by naturalistic properties and facts. Thus, m</text:span><text:span text:style-name="T80">oral rightness as social rationality is a naturalized criterion, in the same way individual rationality is a naturalized criterion. </text:span></text:p>
      <text:h text:style-name="P11" text:outline-level="2"><text:bookmark-start text:name="__RefHeading___Toc1604_3048650938"/>Expectations<text:bookmark-end text:name="__RefHeading___Toc1604_3048650938"/></text:h>
      <text:p text:style-name="P32"><text:tab/>We must now see whether this naturalized social criterion can describe <text:span text:style-name="T112">and predict </text:span>social-moral phenomena as well as individual rationality can <text:span text:style-name="T112">for</text:span> individual <text:span text:style-name="T112">phenomena</text:span>. If the social rationality theory of moral rightness is true, then we <text:span text:style-name="T112">expect to observe the following. </text:span>Just as individuals who do not achieve their objective interests get dissatisfied, so does a society which does not achieve its objective social interests <text:span text:style-name="T112">get dissatisfied, which we assume manifests as social unrest</text:span>. Social rationality takes into account every individual's nonmoral good. So the more social rationality is approximated, the more all individuals' interests are satisfied, the less motivated they are to instigate reforms and revolutions. <text:span text:style-name="T112">So w</text:span>e expect to observe that the more a society approximates social rationality, the less social unrest there will be. If a <text:span text:style-name="T112">given </text:span>society is very stable for a long time, we can take that as evidence <text:span text:style-name="T112">for that </text:span>society <text:span text:style-name="T112">being very </text:span>socially rational (though it is not necessarily conclusive evidence, as we shall see). <text:span text:style-name="T112">The independence of </text:span>individual nonmoral good <text:span text:style-name="T112">from </text:span>subjective beliefs explain<text:span text:style-name="T112">ed</text:span> many phenomena. <text:span text:style-name="T112">For example, a </text:span>person can be dissatisfied, despite believing that what they are currently doing is good for them, <text:span text:style-name="T112">because in </text:span>objective <text:span text:style-name="T1">fact</text:span> it is <text:span text:style-name="T1">not</text:span> good for them. <text:span text:style-name="T112">We expect that certain social phenomena can be explained i</text:span>n the same way. <text:span text:style-name="T112">That</text:span> if in objective fact <text:span text:style-name="T112">a</text:span> society does not approximate social rationality, then there would be social unrest regardless of prevailing beliefs. <text:span text:style-name="T112">This expectation is confirmed by examples of </text:span>authoritarian regimes with overwhelming propaganda. The regime may succeed in brainwashing people. But people's beliefs would not prevent them from actually suffering objective problems like hunger, lack of security, arbitrary arrests and executions. <text:span text:style-name="T113">Along this line, w</text:span><text:span text:style-name="T112">e saw that i</text:span>ndividuals c<text:span text:style-name="T112">ould</text:span> be unconsciously guided <text:span text:style-name="T112">towards </text:span>their objective interests <text:span text:style-name="T112">by feedback mechanisms.</text:span> That is, individuals <text:span text:style-name="T112">can tend to gravitate towards</text:span> their objective interests, without knowing <text:span text:style-name="T112">of </text:span>them or perhaps even holding beliefs contrary to them. In the same way, objective social good i.e. social rationality can direct social behaviors and decisions towards their better approximation, regardless of the beliefs commonly held in that society. So social <text:span text:style-name="T113">improvement </text:span>can sometimes be explained independently of societal beliefs.</text:p>
      <text:p text:style-name="P16"/>
      <text:p text:style-name="P16"/>
      <text:p text:style-name="P32"><text:soft-page-break/><text:span text:style-name="T113"><text:tab/>Social feedback mechanisms</text:span> <text:span text:style-name="T113">would predict </text:span>in areas where social feedback mechanisms work <text:span text:style-name="T113">better, norms would better approximate social rationality </text:span><text:span text:style-name="T114">and therefore also be better established and stable. </text:span>And vice versa, <text:span text:style-name="T113">in areas where social feedback is not effective, norms would not approximate social rationality well </text:span><text:span text:style-name="T114">and would be unstable. </text:span>Feedback mechanisms would work well in areas where <text:span text:style-name="T113">p</text:span>eople share similar interests or interests that do not conflict, <text:span text:style-name="T113">because there is a</text:span> solution (<text:span text:style-name="T113">a system of </text:span>norms) compatible with satisfying most or everyone's interests. <text:span text:style-name="T113">Furthermore, w</text:span>hat counts as positive or negative, a gain or a loss, is clear i.e. clear feedback. <text:span text:style-name="T113">Good feedback also requires </text:span>there <text:span text:style-name="T113">be </text:span>no great power imbalance, <text:span text:style-name="T113">so that </text:span>pressure can easily and strongly be exerted on behalf of most or all parties' interests. <text:span text:style-name="T113">This yields impartiality. Implementation of the desired response is greatly facilitated where i</text:span>ndividual compliance greatly encourages general compliance, <text:span text:style-name="T113">and where b</text:span>ehavioral adjustment <text:span text:style-name="T113">is </text:span>straightforward and easy. T<text:span text:style-name="T113">o</text:span> increase the probability that <text:span text:style-name="T113">the proposed response </text:span>will be introduced in the first place, <text:span text:style-name="T113">the suggested norms must be </text:span>advantageous at all scales, from small groups to large <text:span text:style-name="T113">(so that they are f</text:span>irst <text:span text:style-name="T113">introduced</text:span> in small groups, and then eventually <text:span text:style-name="T113">are</text:span> institutionalized into larger groups<text:span text:style-name="T113">). According to Railton, h</text:span>istor<text:span text:style-name="T37">y </text:span>bear<text:span text:style-name="T113">s</text:span> out this patter<text:span text:style-name="T113">n, that t</text:span>he most well-established norms are in areas satisfying the above criteria. <text:span text:style-name="T114">For example, </text:span>norms forbidding aggression, theft and the breaking of promises <text:span text:style-name="T114">have been staples of societies, and seem to approximate social rationality well.</text:span> Conversely, <text:span text:style-name="T114">there are not many well-e</text:span>stablished norms are in areas satisfying the negations of these criteria. For example, norms forbidding coercion by powerful parties have historically not been well enforced, <text:span text:style-name="T114">precisely b</text:span>ecause of great power imbalance<text:span text:style-name="T114">s</text:span>. Examples include slavery, class or sex inequalities, authoritarian regimes…</text:p>
      <text:p text:style-name="P44"><text:span text:style-name="T115"><text:tab/>W</text:span>e expect that societies will tend to become more socially rational over time, because parties suffering social irrationality will be motivated to fight for their interests, and will do so if they are powerful enough. Pressure from <text:span text:style-name="T115">various </text:span>parties' active efforts at defending their own interests is one of the primary social feedback mechanisms. Railton calls this the Generality trend, that norms become increasingly undiscriminating, equal <text:span text:style-name="T115">and inclusive of marginalized groups. </text:span>History bears this <text:span text:style-name="T42">out,</text:span> with “mobilization of excluded groups to promote greater representation of their interests include the rebellions against the system of feudal estates, and more recent social movements against restrictions on religious practices, on suffrage and other civil rights, and on collective bargaining.”<text:note text:id="ftn9" text:note-class="footnote"><text:note-citation>12</text:note-citation><text:note-body><text:p text:style-name="Footnote"><text:s/>Railton 194</text:p></text:note-body></text:note> Railton also invokes the historical tendency of humans to associate in increasingly large groups. W<text:span text:style-name="T43">e began by living</text:span> <text:span text:style-name="T115">in </text:span>smaller groups the size of families or tribes. Then we formed villages, cities and eventually nation states. The increase in group size itself is not a result of impartiality, mere<text:span text:style-name="T115">ly a conquering by the stronger of the weaker,</text:span> who are then incorporated into expanded territories. But <text:span text:style-name="T1">in</text:span> these increasingly large territories, the conquered eventually fight for their interests to gain equal status with the conquerors, <text:span text:style-name="T115">and </text:span><text:span text:style-name="T17">this</text:span><text:span text:style-name="T115"> </text:span>is evidence <text:span text:style-name="T115">confirming</text:span> impartiality. <text:span text:style-name="T116">Th</text:span><text:span text:style-name="T141">is</text:span><text:span text:style-name="T116"> expected moral progress together with </text:span><text:span text:style-name="T141">S</text:span><text:span text:style-name="T116">ocial </text:span><text:span text:style-name="T141">R</text:span><text:span text:style-name="T116">ationality’s objective s</text:span><text:span text:style-name="T141">ocial good</text:span><text:span text:style-name="T116"> would seem to imply that societies would progress towards the same ideal i.e. moral convergence </text:span><text:span text:style-name="T131">should increase </text:span><text:span text:style-name="T116">over time.</text:span></text:p>
      <text:h text:style-name="P14" text:outline-level="2"><text:bookmark-start text:name="__RefHeading___Toc1606_3048650938"/><text:soft-page-break/><text:span text:style-name="T117">Evaluation</text:span><text:bookmark-end text:name="__RefHeading___Toc1606_3048650938"/></text:h>
      <text:p text:style-name="P53"><text:tab/>B<text:span text:style-name="T143">ut</text:span> we do <text:span text:style-name="T1">not</text:span> observe moral progress and increasing moral convergence. <text:span text:style-name="T126">T</text:span>here is some overlap, but moralities in different cultures and religions still have significant differences. And there have been instances where societies seemed to regress away from social rationality. <text:span text:style-name="T118">To this Railton responds:</text:span> <text:span text:style-name="T118">J</text:span><text:span text:style-name="T119">u</text:span>st because something is true, doesn't guarantee that <text:span text:style-name="T120">the truth will out. </text:span><text:span text:style-name="T118">Scientific realism does not imply scientific progress </text:span><text:span text:style-name="T119">or convergence.</text:span><text:span text:style-name="T118"> </text:span><text:span text:style-name="T132">S</text:span><text:span text:style-name="T118">cientific truths </text:span><text:span text:style-name="T132">do </text:span><text:span text:style-name="T118">not guarantee that all societies will accept them </text:span><text:span text:style-name="T119">or succeed in approximating them.</text:span><text:span text:style-name="T118"> </text:span><text:span text:style-name="T119">But</text:span><text:span text:style-name="T118"> </text:span><text:span text:style-name="T119">this </text:span><text:span text:style-name="T118">does not remove or change the fact that natural phenomena reliably behave a certain way. In the same way, moral realism </text:span><text:span text:style-name="T119">implies neither</text:span><text:span text:style-name="T118"> moral progress </text:span><text:span text:style-name="T119">nor convergence</text:span><text:span text:style-name="T118">. There can be moral truths, </text:span><text:span text:style-name="T132">which s</text:span><text:span text:style-name="T119">ocieties can accept and try to accord with or not.</text:span><text:span text:style-name="T118"> But this doesn’t change the fact that certain stimuli reliably produce certain responses in human individuals and groups. </text:span><text:span text:style-name="T121">Furthermore, just because a pattern exists doesn’t mean it must dominate.</text:span><text:span text:style-name="T119"> </text:span><text:span text:style-name="T122">F</text:span><text:span text:style-name="T119">or example, s</text:span><text:span text:style-name="T118">ocial rationality w</text:span><text:span text:style-name="T120">ould</text:span><text:span text:style-name="T118"> </text:span><text:span text:style-name="T119">not</text:span><text:span text:style-name="T118"> win out </text:span><text:span text:style-name="T119">in cases where there are </text:span><text:span text:style-name="T118">great power imbalance</text:span><text:span text:style-name="T119">s</text:span><text:span text:style-name="T118"> between </text:span><text:span text:style-name="T119">parties to a conflict of interest. Those stronger would use any means to keep the weaker down, </text:span><text:span text:style-name="T118">thus compromising social rationality. </text:span><text:span text:style-name="T124">Extending this</text:span><text:span text:style-name="T118">, it is naive to think that society must progress towards perfect social rationality. </text:span><text:span text:style-name="T119">It is m</text:span><text:span text:style-name="T118">ore plausible to expect that it will move towards an equilibrium between </text:span><text:span text:style-name="T119">parties </text:span><text:span text:style-name="T118">powerful enough to defend their </text:span><text:span text:style-name="T119">own </text:span><text:span text:style-name="T118">interests. The weak will get no share.</text:span></text:p>
      <text:p text:style-name="P52"><text:span text:style-name="T124"><text:tab/>I have already evaluated Railton’s theory incrementally at each of the concepts leading up to Social Rationality. So I will just briefly </text:span><text:span text:style-name="T129">evaluate</text:span><text:span text:style-name="T124"> the theory as a whole. </text:span><text:span text:style-name="T126">We have seen at each step that the theories and definitions seem to fit well with the moral data. </text:span><text:span text:style-name="T125">An</text:span><text:span text:style-name="T126">other</text:span><text:span text:style-name="T125"> advantage is that a</text:span>lthough <text:span text:style-name="T125">social rationality</text:span><text:span text:style-name="T122"> is highly</text:span> explanatory, <text:span text:style-name="T122">it </text:span>is definitely not a theory that <text:span text:style-name="T124">merely </text:span>endorses the status quo. <text:span text:style-name="T122">It</text:span><text:span text:style-name="T129">s</text:span><text:span text:style-name="T122"> analyses </text:span><text:span text:style-name="T126">can d</text:span><text:span text:style-name="T122">emand reform. </text:span>If a norm cannot plausibly be understood as a mechanism conducive to social rationality, then it should be questioned. If a norm <text:span text:style-name="T122">was created,</text:span> reinforced, taught under conditions unconducive to social rationalit<text:span text:style-name="T122">y,</text:span> then it should be carefully examined. For example if a certain moral norm was created and enforced under conditions of large power imbalances, we might reasonably suspect that the <text:span text:style-name="T125">resultant </text:span>norms were merely enforced by coercion <text:span text:style-name="T125">and not socially rational. </text:span><text:span text:style-name="T127">Of course, metaethical naturalism presupposes ontological and epistemological naturalism. And while its coherence is a virtue, metaethical naturalism stands and falls with ontological-epistemological naturalism, </text:span><text:span text:style-name="T130">t</text:span><text:span text:style-name="T127">he advantages and disadvantages of </text:span><text:span text:style-name="T130">which </text:span><text:span text:style-name="T127">are beyond the scope of this paper. </text:span><text:span text:style-name="T126">Another advantage is that m</text:span><text:span text:style-name="T123">oral (social) normative facts </text:span><text:span text:style-name="T129">are</text:span><text:span text:style-name="T124"> </text:span><text:span text:style-name="T123">based in individuals’ normative facts, </text:span><text:span text:style-name="T126">which are in-principle motivating. This</text:span><text:span text:style-name="T123"> </text:span><text:span text:style-name="T124">establishes </text:span><text:span text:style-name="T123">a connection between normativity and motivation </text:span><text:span text:style-name="T126">which</text:span><text:span text:style-name="T125"> </text:span><text:span text:style-name="T123">fits with our intuitions about how </text:span><text:span text:style-name="T129">compelling</text:span><text:span text:style-name="T123"> moral concerns should be. </text:span><text:span text:style-name="T125">But </text:span><text:span text:style-name="T130">some</text:span><text:span text:style-name="T125"> may be repelled by </text:span><text:span text:style-name="T130">the</text:span><text:span text:style-name="T125"> normative force of moral reasons </text:span><text:span text:style-name="T130">being</text:span><text:span text:style-name="T125"> ultimately based on individuals’ objective interests. They may find such a view too selfish and brutish </text:span><text:span text:style-name="T130">e.g. </text:span><text:span text:style-name="T129">Kant </text:span><text:span text:style-name="T125">w</text:span><text:span text:style-name="T129">ould </text:span><text:span text:style-name="T125">prefer the universal respect for rational autonomous agents as motivational </text:span><text:span text:style-name="T130">force</text:span><text:span text:style-name="T125">. Railton cannot allay such feelings </text:span><text:soft-page-break/><text:span text:style-name="T125">since, for him, </text:span>morality is not intrinsically valuable. Morality gains its authority from the fact that humans <text:span text:style-name="T125">have biological needs that require a strategy for satisfaction, a strategy which must account for the fact that they l</text:span>ive in groups <text:span text:style-name="T125">and must </text:span>liv<text:span text:style-name="T125">e</text:span> together <text:span text:style-name="T125">in a way that </text:span>satisfies everyone sufficiently, at risk of social instability otherwise.</text:p>
      <text:h text:style-name="P8" text:outline-level="1"><text:bookmark-start text:name="__RefHeading___Toc1608_3048650938"/>References<text:bookmark-end text:name="__RefHeading___Toc1608_3048650938"/></text:h>
      <text:p text:style-name="P50"><text:span text:style-name="T69">Fisher, Andrew. </text:span><text:span text:style-name="T70">Metaethics: An Introduction. Taylor and Francis, 2014. </text:span><text:a xlink:type="simple" xlink:href="https://doi.org/10.4324/9781315711393" text:style-name="Internet_20_link" text:visited-style-name="Visited_20_Internet_20_Link"><text:span text:style-name="T70">https://doi.org/10.4324/9781315711393</text:span></text:a><text:span text:style-name="T70"> .</text:span></text:p>
      <text:p text:style-name="P48">Potochnik, Angela, et al. <text:span text:style-name="T138">‘Experiments and Studies’. </text:span>Recipes for Science : an Introduction to Scientific Methods and Reasoning. Routledge, Taylor &amp; Francis Group, 2019.</text:p>
      <text:p text:style-name="P48">Railton, Peter. ‘Moral Realism’. The Philosophical Review, vol. 95, no. 2, 1986, pp. 163–207. JSTOR, https://doi.org/10.2307/2185589. Accessed 20 Feb. 2023.</text:p>
      <text:p text:style-name="P50"><text:span text:style-name="T67">Sayre-McCord, Geoff. ‘Metaethics’. The Stanford Encylopedia of Philosophy, </text:span><text:span text:style-name="T69">edited by </text:span><text:span text:style-name="T67">Zalta, E. N., </text:span><text:span text:style-name="T69">Stanford University,</text:span><text:span text:style-name="T67"> 2014 summer edition. </text:span><text:a xlink:type="simple" xlink:href="https://plato.stanford.edu/cgi-bin/encyclopedia/archinfo.cgi?entry=metaethics" text:style-name="Internet_20_link" text:visited-style-name="Visited_20_Internet_20_Link"><text:span text:style-name="T67">https://plato.stanford.edu/cgi-bin/encyclopedia/archinfo.cgi?entry=metaethics</text:span></text:a><text:span text:style-name="T67">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Helvetica" svg:font-family="Helvetica" style:font-family-generic="swiss"/>
    <style:font-face style:name="Lucida Sans1" svg:font-family="'Lucida Sans'" style:font-family-generic="swiss"/>
    <style:font-face style:name="Cambria1" svg:font-family="Cambria" style:font-family-generic="roman" style:font-pitch="variable"/>
    <style:font-face style:name="Cambria" svg:font-family="Cambria" style:font-adornments="Bold" style:font-family-generic="roman" style:font-pitch="variable"/>
    <style:font-face style:name="Cambria2" svg:font-family="Cambria" style:font-adornments="Regula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mbria2" fo:font-family="Cambria" style:font-style-name="Regular"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15%">
        <style:tab-stops/>
      </style:paragraph-properties>
      <style:text-properties style:font-name="Cambria2" fo:font-family="Cambria" style:font-style-name="Regular"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15%"/>
      <style:text-properties style:font-name="Cambria" fo:font-family="Cambria" style:font-style-name="Bold" style:font-family-generic="roman" style:font-pitch="variable" fo:font-size="15pt" style:text-underline-style="solid" style:text-underline-width="auto" style:text-underline-color="font-color" fo:font-weight="bold" officeooo:rsid="0030b6a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15%"/>
      <style:text-properties style:font-name="Cambria1" fo:font-family="Cambria" style:font-family-generic="roman" style:font-pitch="variable" fo:font-size="13pt" style:text-underline-style="solid" style:text-underline-width="auto" style:text-underline-color="font-color" fo:font-weight="bold" style:font-size-asian="13pt" style:font-weight-asian="bold" style:font-size-complex="13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Cambria2" fo:font-family="Cambria" style:font-style-name="Regular" style:font-family-generic="roman" style:font-pitch="variable"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9T15:35:13.455000000</meta:creation-date>
    <dc:date>2023-02-20T11:26:18.354000000</dc:date>
    <meta:editing-duration>PT8H4M32S</meta:editing-duration>
    <meta:editing-cycles>175</meta:editing-cycles>
    <meta:generator>LibreOffice/7.1.8.1$Windows_X86_64 LibreOffice_project/e1f30c802c3269a1d052614453f260e49458c82c</meta:generator>
    <meta:document-statistic meta:table-count="0" meta:image-count="0" meta:object-count="0" meta:page-count="20" meta:paragraph-count="100" meta:word-count="9205" meta:character-count="60986" meta:non-whitespace-character-count="51819"/>
  </office:meta>
</office:document-meta>
</file>